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4.472cm" svg:height="13.765cm" svg:x="0cm" svg:y="41.51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 Residue.AA86:Residue.AA86 Residue.AA87:Residue.AA90 Residue.B87:Residue.B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9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7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default-cell-style-name="ce3"/>
        <table:table-column table:style-name="co8" table:visibility="collapse" table:number-columns-repeated="2" table:default-cell-style-name="ce3"/>
        <table:table-column table:style-name="co8" table:number-columns-repeated="995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3" office:value-type="string" calcext:value-type="string">
            <text:p><text:span text:style-name="T1">Rumor5 </text:span>avg_traffic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3" office:value-type="float" office:value="0.870818915801615" calcext:value-type="float">
            <text:p>0.870818915801615</text:p>
          </table:table-cell>
          <table:table-cell table:style-name="ce3" office:value-type="float" office:value="1319.29411764706" calcext:value-type="float">
            <text:p>1319.29411764706</text:p>
          </table:table-cell>
          <table:table-cell table:style-name="ce3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3" office:value-type="float" office:value="0.925028835063437" calcext:value-type="float">
            <text:p>0.925028835063437</text:p>
          </table:table-cell>
          <table:table-cell table:style-name="ce3" office:value-type="float" office:value="1240.35294117647" calcext:value-type="float">
            <text:p>1240.35294117647</text:p>
          </table:table-cell>
          <table:table-cell table:style-name="ce3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3" office:value-type="float" office:value="0.881199538638985" calcext:value-type="float">
            <text:p>0.881199538638985</text:p>
          </table:table-cell>
          <table:table-cell table:style-name="ce3" office:value-type="float" office:value="1343.70588235294" calcext:value-type="float">
            <text:p>1343.70588235294</text:p>
          </table:table-cell>
          <table:table-cell table:style-name="ce3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3" office:value-type="float" office:value="0.845444059976932" calcext:value-type="float">
            <text:p>0.845444059976932</text:p>
          </table:table-cell>
          <table:table-cell table:style-name="ce3" office:value-type="float" office:value="1414.41176470588" calcext:value-type="float">
            <text:p>1414.41176470588</text:p>
          </table:table-cell>
          <table:table-cell table:style-name="ce3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3" office:value-type="float" office:value="0.84717416378316" calcext:value-type="float">
            <text:p>0.84717416378316</text:p>
          </table:table-cell>
          <table:table-cell table:style-name="ce3" office:value-type="float" office:value="1434.88235294118" calcext:value-type="float">
            <text:p>1434.88235294118</text:p>
          </table:table-cell>
          <table:table-cell table:style-name="ce3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3" office:value-type="float" office:value="0.88638985005767" calcext:value-type="float">
            <text:p>0.88638985005767</text:p>
          </table:table-cell>
          <table:table-cell table:style-name="ce3" office:value-type="float" office:value="1291.41176470588" calcext:value-type="float">
            <text:p>1291.41176470588</text:p>
          </table:table-cell>
          <table:table-cell table:style-name="ce3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3" office:value-type="float" office:value="0.858708189158016" calcext:value-type="float">
            <text:p>0.858708189158016</text:p>
          </table:table-cell>
          <table:table-cell table:style-name="ce3" office:value-type="float" office:value="1456.41176470588" calcext:value-type="float">
            <text:p>1456.41176470588</text:p>
          </table:table-cell>
          <table:table-cell table:style-name="ce3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3" office:value-type="float" office:value="0.880622837370242" calcext:value-type="float">
            <text:p>0.880622837370242</text:p>
          </table:table-cell>
          <table:table-cell table:style-name="ce3" office:value-type="float" office:value="1356.41176470588" calcext:value-type="float">
            <text:p>1356.41176470588</text:p>
          </table:table-cell>
          <table:table-cell table:style-name="ce3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3" office:value-type="float" office:value="0.877739331026528" calcext:value-type="float">
            <text:p>0.877739331026528</text:p>
          </table:table-cell>
          <table:table-cell table:style-name="ce3" office:value-type="float" office:value="1458.35294117647" calcext:value-type="float">
            <text:p>1458.35294117647</text:p>
          </table:table-cell>
          <table:table-cell table:style-name="ce3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3" office:value-type="float" office:value="0.908881199538638" calcext:value-type="float">
            <text:p>0.908881199538638</text:p>
          </table:table-cell>
          <table:table-cell table:style-name="ce3" office:value-type="float" office:value="1334.05882352941" calcext:value-type="float">
            <text:p>1334.05882352941</text:p>
          </table:table-cell>
          <table:table-cell table:style-name="ce3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3" office:value-type="float" office:value="0.885236447520184" calcext:value-type="float">
            <text:p>0.885236447520184</text:p>
          </table:table-cell>
          <table:table-cell table:style-name="ce3" office:value-type="float" office:value="1302.05882352941" calcext:value-type="float">
            <text:p>1302.05882352941</text:p>
          </table:table-cell>
          <table:table-cell table:style-name="ce3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3" office:value-type="float" office:value="0.862168396770473" calcext:value-type="float">
            <text:p>0.862168396770473</text:p>
          </table:table-cell>
          <table:table-cell table:style-name="ce3" office:value-type="float" office:value="1349.05882352941" calcext:value-type="float">
            <text:p>1349.05882352941</text:p>
          </table:table-cell>
          <table:table-cell table:style-name="ce3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324.05882352941" calcext:value-type="float">
            <text:p>1324.05882352941</text:p>
          </table:table-cell>
          <table:table-cell table:style-name="ce3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283.58823529412" calcext:value-type="float">
            <text:p>1283.58823529412</text:p>
          </table:table-cell>
          <table:table-cell table:style-name="ce3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3" office:value-type="float" office:value="0.866205305651672" calcext:value-type="float">
            <text:p>0.866205305651672</text:p>
          </table:table-cell>
          <table:table-cell table:style-name="ce3" office:value-type="float" office:value="1197.29411764706" calcext:value-type="float">
            <text:p>1197.29411764706</text:p>
          </table:table-cell>
          <table:table-cell table:style-name="ce3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21.70588235294" calcext:value-type="float">
            <text:p>1221.70588235294</text:p>
          </table:table-cell>
          <table:table-cell table:style-name="ce3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3" office:value-type="float" office:value="0.891580161476355" calcext:value-type="float">
            <text:p>0.891580161476355</text:p>
          </table:table-cell>
          <table:table-cell table:style-name="ce3" office:value-type="float" office:value="1354.35294117647" calcext:value-type="float">
            <text:p>1354.35294117647</text:p>
          </table:table-cell>
          <table:table-cell table:style-name="ce3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3" office:value-type="float" office:value="0.843137254901961" calcext:value-type="float">
            <text:p>0.843137254901961</text:p>
          </table:table-cell>
          <table:table-cell table:style-name="ce3" office:value-type="float" office:value="1420.58823529412" calcext:value-type="float">
            <text:p>1420.58823529412</text:p>
          </table:table-cell>
          <table:table-cell table:style-name="ce3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3" office:value-type="float" office:value="0.912341407151096" calcext:value-type="float">
            <text:p>0.912341407151096</text:p>
          </table:table-cell>
          <table:table-cell table:style-name="ce3" office:value-type="float" office:value="1324.17647058824" calcext:value-type="float">
            <text:p>1324.17647058824</text:p>
          </table:table-cell>
          <table:table-cell table:style-name="ce3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48.05882352941" calcext:value-type="float">
            <text:p>1248.05882352941</text:p>
          </table:table-cell>
          <table:table-cell table:style-name="ce3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3" office:value-type="float" office:value="0.610588235294118" calcext:value-type="float">
            <text:p>0.610588235294118</text:p>
          </table:table-cell>
          <table:table-cell table:style-name="ce3" office:value-type="float" office:value="975.941176470588" calcext:value-type="float">
            <text:p>975.941176470588</text:p>
          </table:table-cell>
          <table:table-cell table:style-name="ce3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3" office:value-type="float" office:value="0.676470588235294" calcext:value-type="float">
            <text:p>0.676470588235294</text:p>
          </table:table-cell>
          <table:table-cell table:style-name="ce3" office:value-type="float" office:value="963.235294117647" calcext:value-type="float">
            <text:p>963.235294117647</text:p>
          </table:table-cell>
          <table:table-cell table:style-name="ce3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3" office:value-type="float" office:value="0.658823529411765" calcext:value-type="float">
            <text:p>0.658823529411765</text:p>
          </table:table-cell>
          <table:table-cell table:style-name="ce3" office:value-type="float" office:value="941.529411764706" calcext:value-type="float">
            <text:p>941.529411764706</text:p>
          </table:table-cell>
          <table:table-cell table:style-name="ce3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3" office:value-type="float" office:value="0.572941176470588" calcext:value-type="float">
            <text:p>0.572941176470588</text:p>
          </table:table-cell>
          <table:table-cell table:style-name="ce3" office:value-type="float" office:value="1006.35294117647" calcext:value-type="float">
            <text:p>1006.35294117647</text:p>
          </table:table-cell>
          <table:table-cell table:style-name="ce3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3" office:value-type="float" office:value="0.53764705882353" calcext:value-type="float">
            <text:p>0.53764705882353</text:p>
          </table:table-cell>
          <table:table-cell table:style-name="ce3" office:value-type="float" office:value="1022.70588235294" calcext:value-type="float">
            <text:p>1022.70588235294</text:p>
          </table:table-cell>
          <table:table-cell table:style-name="ce3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1009.88235294118" calcext:value-type="float">
            <text:p>1009.88235294118</text:p>
          </table:table-cell>
          <table:table-cell table:style-name="ce3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999.705882352941" calcext:value-type="float">
            <text:p>999.705882352941</text:p>
          </table:table-cell>
          <table:table-cell table:style-name="ce3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3" office:value-type="float" office:value="0.563529411764706" calcext:value-type="float">
            <text:p>0.563529411764706</text:p>
          </table:table-cell>
          <table:table-cell table:style-name="ce3" office:value-type="float" office:value="1026.64705882353" calcext:value-type="float">
            <text:p>1026.64705882353</text:p>
          </table:table-cell>
          <table:table-cell table:style-name="ce3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3" office:value-type="float" office:value="0.615294117647059" calcext:value-type="float">
            <text:p>0.615294117647059</text:p>
          </table:table-cell>
          <table:table-cell table:style-name="ce3" office:value-type="float" office:value="965.882352941176" calcext:value-type="float">
            <text:p>965.882352941176</text:p>
          </table:table-cell>
          <table:table-cell table:style-name="ce3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3" office:value-type="float" office:value="0.638823529411764" calcext:value-type="float">
            <text:p>0.638823529411764</text:p>
          </table:table-cell>
          <table:table-cell table:style-name="ce3" office:value-type="float" office:value="982.588235294118" calcext:value-type="float">
            <text:p>982.588235294118</text:p>
          </table:table-cell>
          <table:table-cell table:style-name="ce3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3" office:value-type="float" office:value="0.614117647058824" calcext:value-type="float">
            <text:p>0.614117647058824</text:p>
          </table:table-cell>
          <table:table-cell table:style-name="ce3" office:value-type="float" office:value="992.529411764706" calcext:value-type="float">
            <text:p>992.529411764706</text:p>
          </table:table-cell>
          <table:table-cell table:style-name="ce3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3" office:value-type="float" office:value="0.596470588235294" calcext:value-type="float">
            <text:p>0.59647058823529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3" office:value-type="float" office:value="0.645882352941177" calcext:value-type="float">
            <text:p>0.645882352941177</text:p>
          </table:table-cell>
          <table:table-cell table:style-name="ce3" office:value-type="float" office:value="969.058823529412" calcext:value-type="float">
            <text:p>969.058823529412</text:p>
          </table:table-cell>
          <table:table-cell table:style-name="ce3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3" office:value-type="float" office:value="0.648235294117647" calcext:value-type="float">
            <text:p>0.648235294117647</text:p>
          </table:table-cell>
          <table:table-cell table:style-name="ce3" office:value-type="float" office:value="975.352941176471" calcext:value-type="float">
            <text:p>975.352941176471</text:p>
          </table:table-cell>
          <table:table-cell table:style-name="ce3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3" office:value-type="float" office:value="0.607058823529412" calcext:value-type="float">
            <text:p>0.607058823529412</text:p>
          </table:table-cell>
          <table:table-cell table:style-name="ce3" office:value-type="float" office:value="984.941176470588" calcext:value-type="float">
            <text:p>984.941176470588</text:p>
          </table:table-cell>
          <table:table-cell table:style-name="ce3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3" office:value-type="float" office:value="0.622352941176471" calcext:value-type="float">
            <text:p>0.622352941176471</text:p>
          </table:table-cell>
          <table:table-cell table:style-name="ce3" office:value-type="float" office:value="947.529411764706" calcext:value-type="float">
            <text:p>947.529411764706</text:p>
          </table:table-cell>
          <table:table-cell table:style-name="ce3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3" office:value-type="float" office:value="0.616470588235294" calcext:value-type="float">
            <text:p>0.616470588235294</text:p>
          </table:table-cell>
          <table:table-cell table:style-name="ce3" office:value-type="float" office:value="1008.47058823529" calcext:value-type="float">
            <text:p>1008.47058823529</text:p>
          </table:table-cell>
          <table:table-cell table:style-name="ce3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3" office:value-type="float" office:value="0.671764705882353" calcext:value-type="float">
            <text:p>0.671764705882353</text:p>
          </table:table-cell>
          <table:table-cell table:style-name="ce3" office:value-type="float" office:value="973.235294117647" calcext:value-type="float">
            <text:p>973.235294117647</text:p>
          </table:table-cell>
          <table:table-cell table:style-name="ce3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3" office:value-type="float" office:value="0.656470588235294" calcext:value-type="float">
            <text:p>0.656470588235294</text:p>
          </table:table-cell>
          <table:table-cell table:style-name="ce3" office:value-type="float" office:value="944.588235294118" calcext:value-type="float">
            <text:p>944.588235294118</text:p>
          </table:table-cell>
          <table:table-cell table:style-name="ce3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3" office:value-type="float" office:value="0.594117647058824" calcext:value-type="float">
            <text:p>0.594117647058824</text:p>
          </table:table-cell>
          <table:table-cell table:style-name="ce3" office:value-type="float" office:value="989.352941176471" calcext:value-type="float">
            <text:p>989.352941176471</text:p>
          </table:table-cell>
          <table:table-cell table:style-name="ce3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3" office:value-type="float" office:value="0.441176470588235" calcext:value-type="float">
            <text:p>0.441176470588235</text:p>
          </table:table-cell>
          <table:table-cell table:style-name="ce3" office:value-type="float" office:value="561.823529411765" calcext:value-type="float">
            <text:p>561.823529411765</text:p>
          </table:table-cell>
          <table:table-cell table:style-name="ce3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3" office:value-type="float" office:value="0.432352941176471" calcext:value-type="float">
            <text:p>0.432352941176471</text:p>
          </table:table-cell>
          <table:table-cell table:style-name="ce3" office:value-type="float" office:value="606.705882352941" calcext:value-type="float">
            <text:p>606.705882352941</text:p>
          </table:table-cell>
          <table:table-cell table:style-name="ce3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70.882352941177" calcext:value-type="float">
            <text:p>670.882352941177</text:p>
          </table:table-cell>
          <table:table-cell table:style-name="ce3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35.647058823529" calcext:value-type="float">
            <text:p>535.647058823529</text:p>
          </table:table-cell>
          <table:table-cell table:style-name="ce3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3" office:value-type="float" office:value="0.420588235294118" calcext:value-type="float">
            <text:p>0.420588235294118</text:p>
          </table:table-cell>
          <table:table-cell table:style-name="ce3" office:value-type="float" office:value="594.529411764706" calcext:value-type="float">
            <text:p>594.529411764706</text:p>
          </table:table-cell>
          <table:table-cell table:style-name="ce3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17.588235294118" calcext:value-type="float">
            <text:p>617.588235294118</text:p>
          </table:table-cell>
          <table:table-cell table:style-name="ce3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3" office:value-type="float" office:value="0.405882352941176" calcext:value-type="float">
            <text:p>0.405882352941176</text:p>
          </table:table-cell>
          <table:table-cell table:style-name="ce3" office:value-type="float" office:value="557.352941176471" calcext:value-type="float">
            <text:p>557.352941176471</text:p>
          </table:table-cell>
          <table:table-cell table:style-name="ce3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82.352941176471" calcext:value-type="float">
            <text:p>582.352941176471</text:p>
          </table:table-cell>
          <table:table-cell table:style-name="ce3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3" office:value-type="float" office:value="0.370588235294118" calcext:value-type="float">
            <text:p>0.370588235294118</text:p>
          </table:table-cell>
          <table:table-cell table:style-name="ce3" office:value-type="float" office:value="578.058823529412" calcext:value-type="float">
            <text:p>578.058823529412</text:p>
          </table:table-cell>
          <table:table-cell table:style-name="ce3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3" office:value-type="float" office:value="0.394117647058823" calcext:value-type="float">
            <text:p>0.39411764705882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27.882352941176" calcext:value-type="float">
            <text:p>627.882352941176</text:p>
          </table:table-cell>
          <table:table-cell table:style-name="ce3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3" office:value-type="float" office:value="0.414705882352941" calcext:value-type="float">
            <text:p>0.414705882352941</text:p>
          </table:table-cell>
          <table:table-cell table:style-name="ce3" office:value-type="float" office:value="620.235294117647" calcext:value-type="float">
            <text:p>620.235294117647</text:p>
          </table:table-cell>
          <table:table-cell table:style-name="ce3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3" office:value-type="float" office:value="0.388235294117647" calcext:value-type="float">
            <text:p>0.388235294117647</text:p>
          </table:table-cell>
          <table:table-cell table:style-name="ce3" office:value-type="float" office:value="585.411764705882" calcext:value-type="float">
            <text:p>585.411764705882</text:p>
          </table:table-cell>
          <table:table-cell table:style-name="ce3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3" office:value-type="float" office:value="0.326470588235294" calcext:value-type="float">
            <text:p>0.326470588235294</text:p>
          </table:table-cell>
          <table:table-cell table:style-name="ce3" office:value-type="float" office:value="597.823529411765" calcext:value-type="float">
            <text:p>597.823529411765</text:p>
          </table:table-cell>
          <table:table-cell table:style-name="ce3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3" office:value-type="float" office:value="0.355882352941176" calcext:value-type="float">
            <text:p>0.355882352941176</text:p>
          </table:table-cell>
          <table:table-cell table:style-name="ce3" office:value-type="float" office:value="535.470588235294" calcext:value-type="float">
            <text:p>535.470588235294</text:p>
          </table:table-cell>
          <table:table-cell table:style-name="ce3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3" office:value-type="float" office:value="0.352941176470588" calcext:value-type="float">
            <text:p>0.352941176470588</text:p>
          </table:table-cell>
          <table:table-cell table:style-name="ce3" office:value-type="float" office:value="584.647058823529" calcext:value-type="float">
            <text:p>584.647058823529</text:p>
          </table:table-cell>
          <table:table-cell table:style-name="ce3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67.529411764706" calcext:value-type="float">
            <text:p>667.529411764706</text:p>
          </table:table-cell>
          <table:table-cell table:style-name="ce3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3" office:value-type="float" office:value="0.435294117647059" calcext:value-type="float">
            <text:p>0.435294117647059</text:p>
          </table:table-cell>
          <table:table-cell table:style-name="ce3" office:value-type="float" office:value="606.352941176471" calcext:value-type="float">
            <text:p>606.352941176471</text:p>
          </table:table-cell>
          <table:table-cell table:style-name="ce3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3" office:value-type="float" office:value="0.358823529411765" calcext:value-type="float">
            <text:p>0.358823529411765</text:p>
          </table:table-cell>
          <table:table-cell table:style-name="ce3" office:value-type="float" office:value="660.058823529412" calcext:value-type="float">
            <text:p>660.058823529412</text:p>
          </table:table-cell>
          <table:table-cell table:style-name="ce3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3" office:value-type="float" office:value="0.429411764705882" calcext:value-type="float">
            <text:p>0.429411764705882</text:p>
          </table:table-cell>
          <table:table-cell table:style-name="ce3" office:value-type="float" office:value="520.588235294118" calcext:value-type="float">
            <text:p>520.588235294118</text:p>
          </table:table-cell>
          <table:table-cell table:style-name="ce3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3" office:value-type="float" office:value="0.194117647058824" calcext:value-type="float">
            <text:p>0.194117647058824</text:p>
          </table:table-cell>
          <table:table-cell table:style-name="ce3" office:value-type="float" office:value="314.588235294118" calcext:value-type="float">
            <text:p>314.588235294118</text:p>
          </table:table-cell>
          <table:table-cell table:style-name="ce3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3" office:value-type="float" office:value="0.182352941176471" calcext:value-type="float">
            <text:p>0.182352941176471</text:p>
          </table:table-cell>
          <table:table-cell table:style-name="ce3" office:value-type="float" office:value="388.058823529412" calcext:value-type="float">
            <text:p>388.058823529412</text:p>
          </table:table-cell>
          <table:table-cell table:style-name="ce3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30.529411764706" calcext:value-type="float">
            <text:p>430.529411764706</text:p>
          </table:table-cell>
          <table:table-cell table:style-name="ce3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96.882352941176" calcext:value-type="float">
            <text:p>396.882352941176</text:p>
          </table:table-cell>
          <table:table-cell table:style-name="ce3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3" office:value-type="float" office:value="0.317647058823529" calcext:value-type="float">
            <text:p>0.317647058823529</text:p>
          </table:table-cell>
          <table:table-cell table:style-name="ce3" office:value-type="float" office:value="386.294117647059" calcext:value-type="float">
            <text:p>386.294117647059</text:p>
          </table:table-cell>
          <table:table-cell table:style-name="ce3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3" office:value-type="float" office:value="0.252941176470588" calcext:value-type="float">
            <text:p>0.252941176470588</text:p>
          </table:table-cell>
          <table:table-cell table:style-name="ce3" office:value-type="float" office:value="414.117647058824" calcext:value-type="float">
            <text:p>414.117647058824</text:p>
          </table:table-cell>
          <table:table-cell table:style-name="ce3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3" office:value-type="float" office:value="0.129411764705882" calcext:value-type="float">
            <text:p>0.129411764705882</text:p>
          </table:table-cell>
          <table:table-cell table:style-name="ce3" office:value-type="float" office:value="388.470588235294" calcext:value-type="float">
            <text:p>388.470588235294</text:p>
          </table:table-cell>
          <table:table-cell table:style-name="ce3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3" office:value-type="float" office:value="0.188235294117647" calcext:value-type="float">
            <text:p>0.188235294117647</text:p>
          </table:table-cell>
          <table:table-cell table:style-name="ce3" office:value-type="float" office:value="362.294117647059" calcext:value-type="float">
            <text:p>362.294117647059</text:p>
          </table:table-cell>
          <table:table-cell table:style-name="ce3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34.588235294118" calcext:value-type="float">
            <text:p>334.588235294118</text:p>
          </table:table-cell>
          <table:table-cell table:style-name="ce3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3" office:value-type="float" office:value="0.288235294117647" calcext:value-type="float">
            <text:p>0.288235294117647</text:p>
          </table:table-cell>
          <table:table-cell table:style-name="ce3" office:value-type="float" office:value="388.117647058824" calcext:value-type="float">
            <text:p>388.117647058824</text:p>
          </table:table-cell>
          <table:table-cell table:style-name="ce3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66.352941176471" calcext:value-type="float">
            <text:p>366.352941176471</text:p>
          </table:table-cell>
          <table:table-cell table:style-name="ce3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73.058823529412" calcext:value-type="float">
            <text:p>373.058823529412</text:p>
          </table:table-cell>
          <table:table-cell table:style-name="ce3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392.294117647059" calcext:value-type="float">
            <text:p>392.294117647059</text:p>
          </table:table-cell>
          <table:table-cell table:style-name="ce3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423.294117647059" calcext:value-type="float">
            <text:p>423.294117647059</text:p>
          </table:table-cell>
          <table:table-cell table:style-name="ce3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3" office:value-type="float" office:value="0.258823529411765" calcext:value-type="float">
            <text:p>0.258823529411765</text:p>
          </table:table-cell>
          <table:table-cell table:style-name="ce3" office:value-type="float" office:value="321.647058823529" calcext:value-type="float">
            <text:p>321.647058823529</text:p>
          </table:table-cell>
          <table:table-cell table:style-name="ce3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76.941176470588" calcext:value-type="float">
            <text:p>376.941176470588</text:p>
          </table:table-cell>
          <table:table-cell table:style-name="ce3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3" office:value-type="float" office:value="0.247058823529412" calcext:value-type="float">
            <text:p>0.247058823529412</text:p>
          </table:table-cell>
          <table:table-cell table:style-name="ce3" office:value-type="float" office:value="305.941176470588" calcext:value-type="float">
            <text:p>305.941176470588</text:p>
          </table:table-cell>
          <table:table-cell table:style-name="ce3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3" office:value-type="float" office:value="0.170588235294118" calcext:value-type="float">
            <text:p>0.170588235294118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3" office:value-type="float" office:value="0.164705882352941" calcext:value-type="float">
            <text:p>0.164705882352941</text:p>
          </table:table-cell>
          <table:table-cell table:style-name="ce3" office:value-type="float" office:value="377.705882352941" calcext:value-type="float">
            <text:p>377.705882352941</text:p>
          </table:table-cell>
          <table:table-cell table:style-name="ce3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idue AVG</text:p>
          </table:table-cell>
          <table:table-cell table:style-name="ce2" office:value-type="string" calcext:value-type="string">
            <text:p>NonCom</text:p>
          </table:table-cell>
          <table:table-cell table:style-name="ce2" office:value-type="string" calcext:value-type="string">
            <text:p><text:span text:style-name="T5">NonCom </text:span>avg_traffic</text:p>
          </table:table-cell>
          <table:table-cell table:style-name="ce2" office:value-type="string" calcext:value-type="string">
            <text:p><text:span text:style-name="T5">NonCom </text:span>t_avgs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<text:span text:style-name="T5">BB </text:span>avg_traffic</text:p>
          </table:table-cell>
          <table:table-cell table:style-name="ce2" office:value-type="string" calcext:value-type="string">
            <text:p><text:span text:style-name="T5">BB</text:span> t_avgs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<text:span text:style-name="T5">DM</text:span> avg_traffic</text:p>
          </table:table-cell>
          <table:table-cell table:style-name="ce2" office:value-type="string" calcext:value-type="string">
            <text:p><text:span text:style-name="T5">DM </text:span>t_avgs</text:p>
          </table:table-cell>
          <table:table-cell table:style-name="ce2" office:value-type="string" calcext:value-type="string">
            <text:p>AE PUSH</text:p>
          </table:table-cell>
          <table:table-cell table:style-name="ce2" office:value-type="string" calcext:value-type="string">
            <text:p><text:span text:style-name="T5">AE PUSH </text:span><text:span text:style-name="T6">avg_traffic</text:span></text:p>
          </table:table-cell>
          <table:table-cell table:style-name="ce2" office:value-type="string" calcext:value-type="string">
            <text:p><text:span text:style-name="T5">AE PUSH </text:span>t_avgs</text:p>
          </table:table-cell>
          <table:table-cell table:style-name="ce2" office:value-type="string" calcext:value-type="string">
            <text:p>AE PULL</text:p>
          </table:table-cell>
          <table:table-cell table:style-name="ce2" office:value-type="string" calcext:value-type="string">
            <text:p><text:span text:style-name="T5">AE PULL </text:span>avg_traffic</text:p>
          </table:table-cell>
          <table:table-cell table:style-name="ce2" office:value-type="string" calcext:value-type="string">
            <text:p><text:span text:style-name="T5">AE PULL </text:span>t_avgs</text:p>
          </table:table-cell>
          <table:table-cell table:style-name="ce2" office:value-type="string" calcext:value-type="string">
            <text:p>AE 1-PUSH</text:p>
          </table:table-cell>
          <table:table-cell table:style-name="ce2" office:value-type="string" calcext:value-type="string">
            <text:p><text:span text:style-name="T5">AE 1-PUSH </text:span>avg_traffic</text:p>
          </table:table-cell>
          <table:table-cell table:style-name="ce2" office:value-type="string" calcext:value-type="string">
            <text:p><text:span text:style-name="T5">AE 1-PUSH </text:span>t_avgs</text:p>
          </table:table-cell>
          <table:table-cell table:style-name="ce2" office:value-type="string" calcext:value-type="string">
            <text:p>AE 1-PULL</text:p>
          </table:table-cell>
          <table:table-cell table:style-name="ce2" office:value-type="string" calcext:value-type="string">
            <text:p><text:span text:style-name="T5">AE 1-PULL </text:span>avg_traffic</text:p>
          </table:table-cell>
          <table:table-cell table:style-name="ce2" office:value-type="string" calcext:value-type="string">
            <text:p><text:span text:style-name="T5">AE 1-PULL </text:span>t_avgs</text:p>
          </table:table-cell>
          <table:table-cell table:style-name="ce1" office:value-type="string" calcext:value-type="string">
            <text:p>RS (k=5)</text:p>
          </table:table-cell>
          <table:table-cell table:number-columns-repeated="2"/>
          <table:table-cell table:style-name="ce1" office:value-type="string" calcext:value-type="string">
            <text:p>RS (k=10)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AVERAGE([.C2:.C21])" office:value-type="float" office:value="0.999279123414071" calcext:value-type="float">
            <text:p>0.9993</text:p>
          </table:table-cell>
          <table:table-cell table:style-name="ce9" table:formula="of:=AVERAGE([.D2:.D21])" office:value-type="float" office:value="0" calcext:value-type="float">
            <text:p>0.0000</text:p>
          </table:table-cell>
          <table:table-cell table:style-name="ce9" table:formula="of:=AVERAGE([.E2:.E21])" office:value-type="float" office:value="19.7694866113975" calcext:value-type="float">
            <text:p>19.7695</text:p>
          </table:table-cell>
          <table:table-cell table:style-name="ce9" table:formula="of:=AVERAGE([.F2:.F21])" office:value-type="float" office:value="0.341666666666667" calcext:value-type="float">
            <text:p>0.3417</text:p>
          </table:table-cell>
          <table:table-cell table:style-name="ce9" table:formula="of:=AVERAGE([.G2:.G21])" office:value-type="float" office:value="17.3529411764706" calcext:value-type="float">
            <text:p>17.3529</text:p>
          </table:table-cell>
          <table:table-cell table:style-name="ce9" table:formula="of:=AVERAGE([.H2:.H21])" office:value-type="float" office:value="4.92076860663146" calcext:value-type="float">
            <text:p>4.9208</text:p>
          </table:table-cell>
          <table:table-cell table:style-name="ce9" table:formula="of:=AVERAGE([.I2:.I21])" office:value-type="float" office:value="0.344348327566321" calcext:value-type="float">
            <text:p>0.3443</text:p>
          </table:table-cell>
          <table:table-cell table:style-name="ce9" table:formula="of:=AVERAGE([.J2:.J21])" office:value-type="float" office:value="295.15" calcext:value-type="float">
            <text:p>295.1500</text:p>
          </table:table-cell>
          <table:table-cell table:style-name="ce9"/>
          <table:table-cell table:style-name="ce9" table:formula="of:=AVERAGE([.L2:.L21])" office:value-type="float" office:value="0.693771626297578" calcext:value-type="float">
            <text:p>0.6938</text:p>
          </table:table-cell>
          <table:table-cell table:style-name="ce9" table:number-columns-repeated="2"/>
          <table:table-cell table:style-name="ce9" table:formula="of:=AVERAGE([.O2:.O21])" office:value-type="float" office:value="0.672433679354095" calcext:value-type="float">
            <text:p>0.6724</text:p>
          </table:table-cell>
          <table:table-cell table:style-name="ce9" table:number-columns-repeated="2"/>
          <table:table-cell table:style-name="ce9" table:formula="of:=AVERAGE([.R2:.R21])" office:value-type="float" office:value="0.707987312572088" calcext:value-type="float">
            <text:p>0.7080</text:p>
          </table:table-cell>
          <table:table-cell table:style-name="ce9" table:number-columns-repeated="2"/>
          <table:table-cell table:style-name="ce9" table:formula="of:=AVERAGE([.U2:.U21])" office:value-type="float" office:value="0.681026528258362" calcext:value-type="float">
            <text:p>0.6810</text:p>
          </table:table-cell>
          <table:table-cell table:style-name="ce9" table:number-columns-repeated="2"/>
          <table:table-cell table:style-name="ce9" table:formula="of:=AVERAGE([.X2:.X21])" office:value-type="float" office:value="0.879584775086505" calcext:value-type="float">
            <text:p>0.8796</text:p>
          </table:table-cell>
          <table:table-cell table:number-columns-repeated="2"/>
          <table:table-cell table:style-name="ce9" table:formula="of:=AVERAGE([.AA2:.AA21])" office:value-type="float" office:value="0.774884659746251" calcext:value-type="float">
            <text:p>0.774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AVERAGE([.C22:.C41])" office:value-type="float" office:value="0.993823529411764" calcext:value-type="float">
            <text:p>0.9938</text:p>
          </table:table-cell>
          <table:table-cell table:style-name="ce9" table:formula="of:=AVERAGE([.D22:.D41])" office:value-type="float" office:value="0" calcext:value-type="float">
            <text:p>0.0000</text:p>
          </table:table-cell>
          <table:table-cell table:style-name="ce9" table:formula="of:=AVERAGE([.E22:.E41])" office:value-type="float" office:value="39.7909684165179" calcext:value-type="float">
            <text:p>39.7910</text:p>
          </table:table-cell>
          <table:table-cell table:style-name="ce9" table:formula="of:=AVERAGE([.F22:.F41])" office:value-type="float" office:value="0.035" calcext:value-type="float">
            <text:p>0.0350</text:p>
          </table:table-cell>
          <table:table-cell table:style-name="ce9" table:formula="of:=AVERAGE([.G22:.G41])" office:value-type="float" office:value="8.8764705882353" calcext:value-type="float">
            <text:p>8.8765</text:p>
          </table:table-cell>
          <table:table-cell table:style-name="ce9" table:formula="of:=AVERAGE([.H22:.H41])" office:value-type="float" office:value="6.60678572109987" calcext:value-type="float">
            <text:p>6.6068</text:p>
          </table:table-cell>
          <table:table-cell table:style-name="ce9" table:formula="of:=AVERAGE([.I22:.I41])" office:value-type="float" office:value="0.0368823529411765" calcext:value-type="float">
            <text:p>0.0369</text:p>
          </table:table-cell>
          <table:table-cell table:style-name="ce9" table:formula="of:=AVERAGE([.J22:.J41])" office:value-type="float" office:value="148.3" calcext:value-type="float">
            <text:p>148.3000</text:p>
          </table:table-cell>
          <table:table-cell table:style-name="ce9"/>
          <table:table-cell table:style-name="ce9" table:formula="of:=AVERAGE([.L22:.L41])" office:value-type="float" office:value="0.258" calcext:value-type="float">
            <text:p>0.2580</text:p>
          </table:table-cell>
          <table:table-cell table:style-name="ce9" table:number-columns-repeated="2"/>
          <table:table-cell table:style-name="ce9" table:formula="of:=AVERAGE([.O22:.O41])" office:value-type="float" office:value="0.247647058823529" calcext:value-type="float">
            <text:p>0.2476</text:p>
          </table:table-cell>
          <table:table-cell table:style-name="ce9" table:number-columns-repeated="2"/>
          <table:table-cell table:style-name="ce9" table:formula="of:=AVERAGE([.R22:.R41])" office:value-type="float" office:value="0.268588235294118" calcext:value-type="float">
            <text:p>0.2686</text:p>
          </table:table-cell>
          <table:table-cell table:style-name="ce9" table:number-columns-repeated="2"/>
          <table:table-cell table:style-name="ce9" table:formula="of:=AVERAGE([.U22:.U41])" office:value-type="float" office:value="0.252764705882353" calcext:value-type="float">
            <text:p>0.2528</text:p>
          </table:table-cell>
          <table:table-cell table:style-name="ce9" table:number-columns-repeated="2"/>
          <table:table-cell table:style-name="ce9" table:formula="of:=AVERAGE([.X22:.X41])" office:value-type="float" office:value="0.617352941176471" calcext:value-type="float">
            <text:p>0.6174</text:p>
          </table:table-cell>
          <table:table-cell table:number-columns-repeated="2"/>
          <table:table-cell table:style-name="ce9" table:formula="of:=AVERAGE([.AA22:.AA41])" office:value-type="float" office:value="0.440294117647059" calcext:value-type="float">
            <text:p>0.44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AVERAGE([.C42:.C61])" office:value-type="float" office:value="0.922205882352941" calcext:value-type="float">
            <text:p>0.9222</text:p>
          </table:table-cell>
          <table:table-cell table:style-name="ce9" table:formula="of:=AVERAGE([.D42:.D61])" office:value-type="float" office:value="0" calcext:value-type="float">
            <text:p>0.0000</text:p>
          </table:table-cell>
          <table:table-cell table:style-name="ce9" table:formula="of:=AVERAGE([.E42:.E61])" office:value-type="float" office:value="92.4188316906979" calcext:value-type="float">
            <text:p>92.4188</text:p>
          </table:table-cell>
          <table:table-cell table:style-name="ce9" table:formula="of:=AVERAGE([.F42:.F61])" office:value-type="float" office:value="0" calcext:value-type="float">
            <text:p>0.0000</text:p>
          </table:table-cell>
          <table:table-cell table:style-name="ce9" table:formula="of:=AVERAGE([.G42:.G61])" office:value-type="float" office:value="3.57058823529412" calcext:value-type="float">
            <text:p>3.5706</text:p>
          </table:table-cell>
          <table:table-cell table:style-name="ce9" table:formula="of:=AVERAGE([.H42:.H61])" office:value-type="float" office:value="7.30001383105051" calcext:value-type="float">
            <text:p>7.3000</text:p>
          </table:table-cell>
          <table:table-cell table:style-name="ce9" table:formula="of:=AVERAGE([.I42:.I61])" office:value-type="float" office:value="0" calcext:value-type="float">
            <text:p>0.0000</text:p>
          </table:table-cell>
          <table:table-cell table:style-name="ce9" table:formula="of:=AVERAGE([.J42:.J61])" office:value-type="float" office:value="63.45" calcext:value-type="float">
            <text:p>63.4500</text:p>
          </table:table-cell>
          <table:table-cell table:style-name="ce9"/>
          <table:table-cell table:style-name="ce9" table:formula="of:=AVERAGE([.L42:.L61])" office:value-type="float" office:value="0.0135294117647059" calcext:value-type="float">
            <text:p>0.0135</text:p>
          </table:table-cell>
          <table:table-cell table:style-name="ce9" table:number-columns-repeated="2"/>
          <table:table-cell table:style-name="ce9" table:formula="of:=AVERAGE([.O42:.O61])" office:value-type="float" office:value="0.0133823529411765" calcext:value-type="float">
            <text:p>0.0134</text:p>
          </table:table-cell>
          <table:table-cell table:style-name="ce9" table:number-columns-repeated="2"/>
          <table:table-cell table:style-name="ce9" table:formula="of:=AVERAGE([.R42:.R61])" office:value-type="float" office:value="0.0163235294117647" calcext:value-type="float">
            <text:p>0.0163</text:p>
          </table:table-cell>
          <table:table-cell table:style-name="ce9" table:number-columns-repeated="2"/>
          <table:table-cell table:style-name="ce9" table:formula="of:=AVERAGE([.U42:.U61])" office:value-type="float" office:value="0.0157352941176471" calcext:value-type="float">
            <text:p>0.0157</text:p>
          </table:table-cell>
          <table:table-cell table:style-name="ce9" table:number-columns-repeated="2"/>
          <table:table-cell table:style-name="ce9" table:formula="of:=AVERAGE([.X42:.X61])" office:value-type="float" office:value="0.383676470588235" calcext:value-type="float">
            <text:p>0.3837</text:p>
          </table:table-cell>
          <table:table-cell table:number-columns-repeated="2"/>
          <table:table-cell table:style-name="ce9" table:formula="of:=AVERAGE([.AA42:.AA61])" office:value-type="float" office:value="0.235147058823529" calcext:value-type="float">
            <text:p>0.235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AVERAGE([.C62:.C81])" office:value-type="float" office:value="0.718235294117647" calcext:value-type="float">
            <text:p>0.7182</text:p>
          </table:table-cell>
          <table:table-cell table:style-name="ce9" table:formula="of:=AVERAGE([.D62:.D81])" office:value-type="float" office:value="0" calcext:value-type="float">
            <text:p>0.0000</text:p>
          </table:table-cell>
          <table:table-cell table:style-name="ce9" table:formula="of:=AVERAGE([.E62:.E81])" office:value-type="float" office:value="163.393430789839" calcext:value-type="float">
            <text:p>163.3934</text:p>
          </table:table-cell>
          <table:table-cell table:style-name="ce9" table:formula="of:=AVERAGE([.F62:.F81])" office:value-type="float" office:value="0" calcext:value-type="float">
            <text:p>0.0000</text:p>
          </table:table-cell>
          <table:table-cell table:style-name="ce9" table:formula="of:=AVERAGE([.G62:.G81])" office:value-type="float" office:value="1.84117647058824" calcext:value-type="float">
            <text:p>1.8412</text:p>
          </table:table-cell>
          <table:table-cell table:style-name="ce9" table:formula="of:=AVERAGE([.H62:.H81])" office:value-type="float" office:value="8.32664874088956" calcext:value-type="float">
            <text:p>8.3266</text:p>
          </table:table-cell>
          <table:table-cell table:style-name="ce9" table:formula="of:=AVERAGE([.I62:.I81])" office:value-type="float" office:value="0" calcext:value-type="float">
            <text:p>0.0000</text:p>
          </table:table-cell>
          <table:table-cell table:style-name="ce9" table:formula="of:=AVERAGE([.J62:.J81])" office:value-type="float" office:value="32.85" calcext:value-type="float">
            <text:p>32.8500</text:p>
          </table:table-cell>
          <table:table-cell table:style-name="ce9"/>
          <table:table-cell table:style-name="ce9" table:formula="of:=AVERAGE([.L62:.L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O62:.O81])" office:value-type="float" office:value="0.000294117647058823" calcext:value-type="float">
            <text:p>0.0003</text:p>
          </table:table-cell>
          <table:table-cell table:style-name="ce9" table:number-columns-repeated="2"/>
          <table:table-cell table:style-name="ce9" table:formula="of:=AVERAGE([.R62:.R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U62:.U81])" office:value-type="float" office:value="0" calcext:value-type="float">
            <text:p>0.0000</text:p>
          </table:table-cell>
          <table:table-cell table:style-name="ce9" table:number-columns-repeated="2"/>
          <table:table-cell table:style-name="ce9" table:formula="of:=AVERAGE([.X62:.X81])" office:value-type="float" office:value="0.221470588235294" calcext:value-type="float">
            <text:p>0.2215</text:p>
          </table:table-cell>
          <table:table-cell table:number-columns-repeated="2"/>
          <table:table-cell table:style-name="ce9" table:formula="of:=AVERAGE([.AA62:.AA81])" office:value-type="float" office:value="0.122058823529412" calcext:value-type="float">
            <text:p>0.1221</text:p>
          </table:table-cell>
          <table:table-cell table:number-columns-repeated="99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shapes>
          <draw:frame draw:z-index="0" draw:style-name="gr1" draw:text-style-name="P1" svg:width="24.472cm" svg:height="13.765cm" svg:x="0cm" svg:y="41.757cm">
            <draw:object draw:notify-on-update-of-ranges="Traffic.B87:Traffic.B90 Traffic.D86:Traffic.D86 Traffic.D87:Traffic.D90 Traffic.B87:Traffic.B90 Traffic.G86:Traffic.G86 Traffic.G87:Traffic.G90 Traffic.B87:Traffic.B90 Traffic.J86:Traffic.J86 Traffic.J87:Traffic.J90 Traffic.B87:Traffic.B90 Traffic.M86:Traffic.M86 Traffic.M87:Traffic.M90 Traffic.B87:Traffic.B90 Traffic.P86:Traffic.P86 Traffic.P87:Traffic.P90 Traffic.B87:Traffic.B90 Traffic.S86:Traffic.S86 Traffic.S87:Traffic.S90 Traffic.B87:Traffic.B90 Traffic.V86:Traffic.V86 Traffic.V87:Traffic.V90 Traffic.B87:Traffic.B90 Traffic.Y86:Traffic.Y86 Traffic.Y87:Traffic.Y90 Traffic.B87:Traffic.B90 Traffic.AB86:Traffic.AB86 Traffic.AB87:Traffic.AB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7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visibility="collapse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8" table:number-columns-repeated="995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3" office:value-type="string" calcext:value-type="string">
            <text:p><text:span text:style-name="T1">Rumor5 </text:span>avg_traffic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3" office:value-type="float" office:value="0.870818915801615" calcext:value-type="float">
            <text:p>0.870818915801615</text:p>
          </table:table-cell>
          <table:table-cell table:style-name="ce3" office:value-type="float" office:value="1319.29411764706" calcext:value-type="float">
            <text:p>1319.29411764706</text:p>
          </table:table-cell>
          <table:table-cell table:style-name="ce3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3" office:value-type="float" office:value="0.925028835063437" calcext:value-type="float">
            <text:p>0.925028835063437</text:p>
          </table:table-cell>
          <table:table-cell table:style-name="ce3" office:value-type="float" office:value="1240.35294117647" calcext:value-type="float">
            <text:p>1240.35294117647</text:p>
          </table:table-cell>
          <table:table-cell table:style-name="ce3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3" office:value-type="float" office:value="0.881199538638985" calcext:value-type="float">
            <text:p>0.881199538638985</text:p>
          </table:table-cell>
          <table:table-cell table:style-name="ce3" office:value-type="float" office:value="1343.70588235294" calcext:value-type="float">
            <text:p>1343.70588235294</text:p>
          </table:table-cell>
          <table:table-cell table:style-name="ce3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3" office:value-type="float" office:value="0.845444059976932" calcext:value-type="float">
            <text:p>0.845444059976932</text:p>
          </table:table-cell>
          <table:table-cell table:style-name="ce3" office:value-type="float" office:value="1414.41176470588" calcext:value-type="float">
            <text:p>1414.41176470588</text:p>
          </table:table-cell>
          <table:table-cell table:style-name="ce3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3" office:value-type="float" office:value="0.84717416378316" calcext:value-type="float">
            <text:p>0.84717416378316</text:p>
          </table:table-cell>
          <table:table-cell table:style-name="ce3" office:value-type="float" office:value="1434.88235294118" calcext:value-type="float">
            <text:p>1434.88235294118</text:p>
          </table:table-cell>
          <table:table-cell table:style-name="ce3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3" office:value-type="float" office:value="0.88638985005767" calcext:value-type="float">
            <text:p>0.88638985005767</text:p>
          </table:table-cell>
          <table:table-cell table:style-name="ce3" office:value-type="float" office:value="1291.41176470588" calcext:value-type="float">
            <text:p>1291.41176470588</text:p>
          </table:table-cell>
          <table:table-cell table:style-name="ce3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3" office:value-type="float" office:value="0.858708189158016" calcext:value-type="float">
            <text:p>0.858708189158016</text:p>
          </table:table-cell>
          <table:table-cell table:style-name="ce3" office:value-type="float" office:value="1456.41176470588" calcext:value-type="float">
            <text:p>1456.41176470588</text:p>
          </table:table-cell>
          <table:table-cell table:style-name="ce3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3" office:value-type="float" office:value="0.880622837370242" calcext:value-type="float">
            <text:p>0.880622837370242</text:p>
          </table:table-cell>
          <table:table-cell table:style-name="ce3" office:value-type="float" office:value="1356.41176470588" calcext:value-type="float">
            <text:p>1356.41176470588</text:p>
          </table:table-cell>
          <table:table-cell table:style-name="ce3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3" office:value-type="float" office:value="0.877739331026528" calcext:value-type="float">
            <text:p>0.877739331026528</text:p>
          </table:table-cell>
          <table:table-cell table:style-name="ce3" office:value-type="float" office:value="1458.35294117647" calcext:value-type="float">
            <text:p>1458.35294117647</text:p>
          </table:table-cell>
          <table:table-cell table:style-name="ce3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3" office:value-type="float" office:value="0.908881199538638" calcext:value-type="float">
            <text:p>0.908881199538638</text:p>
          </table:table-cell>
          <table:table-cell table:style-name="ce3" office:value-type="float" office:value="1334.05882352941" calcext:value-type="float">
            <text:p>1334.05882352941</text:p>
          </table:table-cell>
          <table:table-cell table:style-name="ce3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3" office:value-type="float" office:value="0.885236447520184" calcext:value-type="float">
            <text:p>0.885236447520184</text:p>
          </table:table-cell>
          <table:table-cell table:style-name="ce3" office:value-type="float" office:value="1302.05882352941" calcext:value-type="float">
            <text:p>1302.05882352941</text:p>
          </table:table-cell>
          <table:table-cell table:style-name="ce3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3" office:value-type="float" office:value="0.862168396770473" calcext:value-type="float">
            <text:p>0.862168396770473</text:p>
          </table:table-cell>
          <table:table-cell table:style-name="ce3" office:value-type="float" office:value="1349.05882352941" calcext:value-type="float">
            <text:p>1349.05882352941</text:p>
          </table:table-cell>
          <table:table-cell table:style-name="ce3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324.05882352941" calcext:value-type="float">
            <text:p>1324.05882352941</text:p>
          </table:table-cell>
          <table:table-cell table:style-name="ce3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3" office:value-type="float" office:value="0.888696655132641" calcext:value-type="float">
            <text:p>0.888696655132641</text:p>
          </table:table-cell>
          <table:table-cell table:style-name="ce3" office:value-type="float" office:value="1283.58823529412" calcext:value-type="float">
            <text:p>1283.58823529412</text:p>
          </table:table-cell>
          <table:table-cell table:style-name="ce3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3" office:value-type="float" office:value="0.866205305651672" calcext:value-type="float">
            <text:p>0.866205305651672</text:p>
          </table:table-cell>
          <table:table-cell table:style-name="ce3" office:value-type="float" office:value="1197.29411764706" calcext:value-type="float">
            <text:p>1197.29411764706</text:p>
          </table:table-cell>
          <table:table-cell table:style-name="ce3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21.70588235294" calcext:value-type="float">
            <text:p>1221.70588235294</text:p>
          </table:table-cell>
          <table:table-cell table:style-name="ce3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3" office:value-type="float" office:value="0.891580161476355" calcext:value-type="float">
            <text:p>0.891580161476355</text:p>
          </table:table-cell>
          <table:table-cell table:style-name="ce3" office:value-type="float" office:value="1354.35294117647" calcext:value-type="float">
            <text:p>1354.35294117647</text:p>
          </table:table-cell>
          <table:table-cell table:style-name="ce3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3" office:value-type="float" office:value="0.843137254901961" calcext:value-type="float">
            <text:p>0.843137254901961</text:p>
          </table:table-cell>
          <table:table-cell table:style-name="ce3" office:value-type="float" office:value="1420.58823529412" calcext:value-type="float">
            <text:p>1420.58823529412</text:p>
          </table:table-cell>
          <table:table-cell table:style-name="ce3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3" office:value-type="float" office:value="0.912341407151096" calcext:value-type="float">
            <text:p>0.912341407151096</text:p>
          </table:table-cell>
          <table:table-cell table:style-name="ce3" office:value-type="float" office:value="1324.17647058824" calcext:value-type="float">
            <text:p>1324.17647058824</text:p>
          </table:table-cell>
          <table:table-cell table:style-name="ce3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3" office:value-type="float" office:value="0.885813148788927" calcext:value-type="float">
            <text:p>0.885813148788927</text:p>
          </table:table-cell>
          <table:table-cell table:style-name="ce3" office:value-type="float" office:value="1248.05882352941" calcext:value-type="float">
            <text:p>1248.05882352941</text:p>
          </table:table-cell>
          <table:table-cell table:style-name="ce3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3" office:value-type="float" office:value="0.610588235294118" calcext:value-type="float">
            <text:p>0.610588235294118</text:p>
          </table:table-cell>
          <table:table-cell table:style-name="ce3" office:value-type="float" office:value="975.941176470588" calcext:value-type="float">
            <text:p>975.941176470588</text:p>
          </table:table-cell>
          <table:table-cell table:style-name="ce3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3" office:value-type="float" office:value="0.676470588235294" calcext:value-type="float">
            <text:p>0.676470588235294</text:p>
          </table:table-cell>
          <table:table-cell table:style-name="ce3" office:value-type="float" office:value="963.235294117647" calcext:value-type="float">
            <text:p>963.235294117647</text:p>
          </table:table-cell>
          <table:table-cell table:style-name="ce3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3" office:value-type="float" office:value="0.658823529411765" calcext:value-type="float">
            <text:p>0.658823529411765</text:p>
          </table:table-cell>
          <table:table-cell table:style-name="ce3" office:value-type="float" office:value="941.529411764706" calcext:value-type="float">
            <text:p>941.529411764706</text:p>
          </table:table-cell>
          <table:table-cell table:style-name="ce3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3" office:value-type="float" office:value="0.572941176470588" calcext:value-type="float">
            <text:p>0.572941176470588</text:p>
          </table:table-cell>
          <table:table-cell table:style-name="ce3" office:value-type="float" office:value="1006.35294117647" calcext:value-type="float">
            <text:p>1006.35294117647</text:p>
          </table:table-cell>
          <table:table-cell table:style-name="ce3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3" office:value-type="float" office:value="0.53764705882353" calcext:value-type="float">
            <text:p>0.53764705882353</text:p>
          </table:table-cell>
          <table:table-cell table:style-name="ce3" office:value-type="float" office:value="1022.70588235294" calcext:value-type="float">
            <text:p>1022.70588235294</text:p>
          </table:table-cell>
          <table:table-cell table:style-name="ce3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1009.88235294118" calcext:value-type="float">
            <text:p>1009.88235294118</text:p>
          </table:table-cell>
          <table:table-cell table:style-name="ce3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999.705882352941" calcext:value-type="float">
            <text:p>999.705882352941</text:p>
          </table:table-cell>
          <table:table-cell table:style-name="ce3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3" office:value-type="float" office:value="0.563529411764706" calcext:value-type="float">
            <text:p>0.563529411764706</text:p>
          </table:table-cell>
          <table:table-cell table:style-name="ce3" office:value-type="float" office:value="1026.64705882353" calcext:value-type="float">
            <text:p>1026.64705882353</text:p>
          </table:table-cell>
          <table:table-cell table:style-name="ce3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3" office:value-type="float" office:value="0.615294117647059" calcext:value-type="float">
            <text:p>0.615294117647059</text:p>
          </table:table-cell>
          <table:table-cell table:style-name="ce3" office:value-type="float" office:value="965.882352941176" calcext:value-type="float">
            <text:p>965.882352941176</text:p>
          </table:table-cell>
          <table:table-cell table:style-name="ce3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3" office:value-type="float" office:value="0.638823529411764" calcext:value-type="float">
            <text:p>0.638823529411764</text:p>
          </table:table-cell>
          <table:table-cell table:style-name="ce3" office:value-type="float" office:value="982.588235294118" calcext:value-type="float">
            <text:p>982.588235294118</text:p>
          </table:table-cell>
          <table:table-cell table:style-name="ce3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3" office:value-type="float" office:value="0.614117647058824" calcext:value-type="float">
            <text:p>0.614117647058824</text:p>
          </table:table-cell>
          <table:table-cell table:style-name="ce3" office:value-type="float" office:value="992.529411764706" calcext:value-type="float">
            <text:p>992.529411764706</text:p>
          </table:table-cell>
          <table:table-cell table:style-name="ce3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3" office:value-type="float" office:value="0.596470588235294" calcext:value-type="float">
            <text:p>0.59647058823529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3" office:value-type="float" office:value="0.645882352941177" calcext:value-type="float">
            <text:p>0.645882352941177</text:p>
          </table:table-cell>
          <table:table-cell table:style-name="ce3" office:value-type="float" office:value="969.058823529412" calcext:value-type="float">
            <text:p>969.058823529412</text:p>
          </table:table-cell>
          <table:table-cell table:style-name="ce3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3" office:value-type="float" office:value="0.648235294117647" calcext:value-type="float">
            <text:p>0.648235294117647</text:p>
          </table:table-cell>
          <table:table-cell table:style-name="ce3" office:value-type="float" office:value="975.352941176471" calcext:value-type="float">
            <text:p>975.352941176471</text:p>
          </table:table-cell>
          <table:table-cell table:style-name="ce3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3" office:value-type="float" office:value="0.607058823529412" calcext:value-type="float">
            <text:p>0.607058823529412</text:p>
          </table:table-cell>
          <table:table-cell table:style-name="ce3" office:value-type="float" office:value="984.941176470588" calcext:value-type="float">
            <text:p>984.941176470588</text:p>
          </table:table-cell>
          <table:table-cell table:style-name="ce3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3" office:value-type="float" office:value="0.622352941176471" calcext:value-type="float">
            <text:p>0.622352941176471</text:p>
          </table:table-cell>
          <table:table-cell table:style-name="ce3" office:value-type="float" office:value="947.529411764706" calcext:value-type="float">
            <text:p>947.529411764706</text:p>
          </table:table-cell>
          <table:table-cell table:style-name="ce3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3" office:value-type="float" office:value="0.616470588235294" calcext:value-type="float">
            <text:p>0.616470588235294</text:p>
          </table:table-cell>
          <table:table-cell table:style-name="ce3" office:value-type="float" office:value="1008.47058823529" calcext:value-type="float">
            <text:p>1008.47058823529</text:p>
          </table:table-cell>
          <table:table-cell table:style-name="ce3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3" office:value-type="float" office:value="0.671764705882353" calcext:value-type="float">
            <text:p>0.671764705882353</text:p>
          </table:table-cell>
          <table:table-cell table:style-name="ce3" office:value-type="float" office:value="973.235294117647" calcext:value-type="float">
            <text:p>973.235294117647</text:p>
          </table:table-cell>
          <table:table-cell table:style-name="ce3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3" office:value-type="float" office:value="0.656470588235294" calcext:value-type="float">
            <text:p>0.656470588235294</text:p>
          </table:table-cell>
          <table:table-cell table:style-name="ce3" office:value-type="float" office:value="944.588235294118" calcext:value-type="float">
            <text:p>944.588235294118</text:p>
          </table:table-cell>
          <table:table-cell table:style-name="ce3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3" office:value-type="float" office:value="0.594117647058824" calcext:value-type="float">
            <text:p>0.594117647058824</text:p>
          </table:table-cell>
          <table:table-cell table:style-name="ce3" office:value-type="float" office:value="989.352941176471" calcext:value-type="float">
            <text:p>989.352941176471</text:p>
          </table:table-cell>
          <table:table-cell table:style-name="ce3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3" office:value-type="float" office:value="0.441176470588235" calcext:value-type="float">
            <text:p>0.441176470588235</text:p>
          </table:table-cell>
          <table:table-cell table:style-name="ce3" office:value-type="float" office:value="561.823529411765" calcext:value-type="float">
            <text:p>561.823529411765</text:p>
          </table:table-cell>
          <table:table-cell table:style-name="ce3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3" office:value-type="float" office:value="0.432352941176471" calcext:value-type="float">
            <text:p>0.432352941176471</text:p>
          </table:table-cell>
          <table:table-cell table:style-name="ce3" office:value-type="float" office:value="606.705882352941" calcext:value-type="float">
            <text:p>606.705882352941</text:p>
          </table:table-cell>
          <table:table-cell table:style-name="ce3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70.882352941177" calcext:value-type="float">
            <text:p>670.882352941177</text:p>
          </table:table-cell>
          <table:table-cell table:style-name="ce3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35.647058823529" calcext:value-type="float">
            <text:p>535.647058823529</text:p>
          </table:table-cell>
          <table:table-cell table:style-name="ce3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3" office:value-type="float" office:value="0.420588235294118" calcext:value-type="float">
            <text:p>0.420588235294118</text:p>
          </table:table-cell>
          <table:table-cell table:style-name="ce3" office:value-type="float" office:value="594.529411764706" calcext:value-type="float">
            <text:p>594.529411764706</text:p>
          </table:table-cell>
          <table:table-cell table:style-name="ce3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17.588235294118" calcext:value-type="float">
            <text:p>617.588235294118</text:p>
          </table:table-cell>
          <table:table-cell table:style-name="ce3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3" office:value-type="float" office:value="0.405882352941176" calcext:value-type="float">
            <text:p>0.405882352941176</text:p>
          </table:table-cell>
          <table:table-cell table:style-name="ce3" office:value-type="float" office:value="557.352941176471" calcext:value-type="float">
            <text:p>557.352941176471</text:p>
          </table:table-cell>
          <table:table-cell table:style-name="ce3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3" office:value-type="float" office:value="0.373529411764706" calcext:value-type="float">
            <text:p>0.373529411764706</text:p>
          </table:table-cell>
          <table:table-cell table:style-name="ce3" office:value-type="float" office:value="582.352941176471" calcext:value-type="float">
            <text:p>582.352941176471</text:p>
          </table:table-cell>
          <table:table-cell table:style-name="ce3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3" office:value-type="float" office:value="0.370588235294118" calcext:value-type="float">
            <text:p>0.370588235294118</text:p>
          </table:table-cell>
          <table:table-cell table:style-name="ce3" office:value-type="float" office:value="578.058823529412" calcext:value-type="float">
            <text:p>578.058823529412</text:p>
          </table:table-cell>
          <table:table-cell table:style-name="ce3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3" office:value-type="float" office:value="0.394117647058823" calcext:value-type="float">
            <text:p>0.39411764705882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3" office:value-type="float" office:value="0.376470588235294" calcext:value-type="float">
            <text:p>0.376470588235294</text:p>
          </table:table-cell>
          <table:table-cell table:style-name="ce3" office:value-type="float" office:value="627.882352941176" calcext:value-type="float">
            <text:p>627.882352941176</text:p>
          </table:table-cell>
          <table:table-cell table:style-name="ce3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3" office:value-type="float" office:value="0.414705882352941" calcext:value-type="float">
            <text:p>0.414705882352941</text:p>
          </table:table-cell>
          <table:table-cell table:style-name="ce3" office:value-type="float" office:value="620.235294117647" calcext:value-type="float">
            <text:p>620.235294117647</text:p>
          </table:table-cell>
          <table:table-cell table:style-name="ce3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3" office:value-type="float" office:value="0.388235294117647" calcext:value-type="float">
            <text:p>0.388235294117647</text:p>
          </table:table-cell>
          <table:table-cell table:style-name="ce3" office:value-type="float" office:value="585.411764705882" calcext:value-type="float">
            <text:p>585.411764705882</text:p>
          </table:table-cell>
          <table:table-cell table:style-name="ce3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3" office:value-type="float" office:value="0.326470588235294" calcext:value-type="float">
            <text:p>0.326470588235294</text:p>
          </table:table-cell>
          <table:table-cell table:style-name="ce3" office:value-type="float" office:value="597.823529411765" calcext:value-type="float">
            <text:p>597.823529411765</text:p>
          </table:table-cell>
          <table:table-cell table:style-name="ce3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3" office:value-type="float" office:value="0.355882352941176" calcext:value-type="float">
            <text:p>0.355882352941176</text:p>
          </table:table-cell>
          <table:table-cell table:style-name="ce3" office:value-type="float" office:value="535.470588235294" calcext:value-type="float">
            <text:p>535.470588235294</text:p>
          </table:table-cell>
          <table:table-cell table:style-name="ce3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3" office:value-type="float" office:value="0.352941176470588" calcext:value-type="float">
            <text:p>0.352941176470588</text:p>
          </table:table-cell>
          <table:table-cell table:style-name="ce3" office:value-type="float" office:value="584.647058823529" calcext:value-type="float">
            <text:p>584.647058823529</text:p>
          </table:table-cell>
          <table:table-cell table:style-name="ce3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3" office:value-type="float" office:value="0.323529411764706" calcext:value-type="float">
            <text:p>0.323529411764706</text:p>
          </table:table-cell>
          <table:table-cell table:style-name="ce3" office:value-type="float" office:value="667.529411764706" calcext:value-type="float">
            <text:p>667.529411764706</text:p>
          </table:table-cell>
          <table:table-cell table:style-name="ce3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3" office:value-type="float" office:value="0.435294117647059" calcext:value-type="float">
            <text:p>0.435294117647059</text:p>
          </table:table-cell>
          <table:table-cell table:style-name="ce3" office:value-type="float" office:value="606.352941176471" calcext:value-type="float">
            <text:p>606.352941176471</text:p>
          </table:table-cell>
          <table:table-cell table:style-name="ce3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3" office:value-type="float" office:value="0.358823529411765" calcext:value-type="float">
            <text:p>0.358823529411765</text:p>
          </table:table-cell>
          <table:table-cell table:style-name="ce3" office:value-type="float" office:value="660.058823529412" calcext:value-type="float">
            <text:p>660.058823529412</text:p>
          </table:table-cell>
          <table:table-cell table:style-name="ce3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3" office:value-type="float" office:value="0.429411764705882" calcext:value-type="float">
            <text:p>0.429411764705882</text:p>
          </table:table-cell>
          <table:table-cell table:style-name="ce3" office:value-type="float" office:value="520.588235294118" calcext:value-type="float">
            <text:p>520.588235294118</text:p>
          </table:table-cell>
          <table:table-cell table:style-name="ce3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3" office:value-type="float" office:value="0.194117647058824" calcext:value-type="float">
            <text:p>0.194117647058824</text:p>
          </table:table-cell>
          <table:table-cell table:style-name="ce3" office:value-type="float" office:value="314.588235294118" calcext:value-type="float">
            <text:p>314.588235294118</text:p>
          </table:table-cell>
          <table:table-cell table:style-name="ce3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3" office:value-type="float" office:value="0.182352941176471" calcext:value-type="float">
            <text:p>0.182352941176471</text:p>
          </table:table-cell>
          <table:table-cell table:style-name="ce3" office:value-type="float" office:value="388.058823529412" calcext:value-type="float">
            <text:p>388.058823529412</text:p>
          </table:table-cell>
          <table:table-cell table:style-name="ce3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30.529411764706" calcext:value-type="float">
            <text:p>430.529411764706</text:p>
          </table:table-cell>
          <table:table-cell table:style-name="ce3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96.882352941176" calcext:value-type="float">
            <text:p>396.882352941176</text:p>
          </table:table-cell>
          <table:table-cell table:style-name="ce3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3" office:value-type="float" office:value="0.317647058823529" calcext:value-type="float">
            <text:p>0.317647058823529</text:p>
          </table:table-cell>
          <table:table-cell table:style-name="ce3" office:value-type="float" office:value="386.294117647059" calcext:value-type="float">
            <text:p>386.294117647059</text:p>
          </table:table-cell>
          <table:table-cell table:style-name="ce3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3" office:value-type="float" office:value="0.264705882352941" calcext:value-type="float">
            <text:p>0.264705882352941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3" office:value-type="float" office:value="0.252941176470588" calcext:value-type="float">
            <text:p>0.252941176470588</text:p>
          </table:table-cell>
          <table:table-cell table:style-name="ce3" office:value-type="float" office:value="414.117647058824" calcext:value-type="float">
            <text:p>414.117647058824</text:p>
          </table:table-cell>
          <table:table-cell table:style-name="ce3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3" office:value-type="float" office:value="0.129411764705882" calcext:value-type="float">
            <text:p>0.129411764705882</text:p>
          </table:table-cell>
          <table:table-cell table:style-name="ce3" office:value-type="float" office:value="388.470588235294" calcext:value-type="float">
            <text:p>388.470588235294</text:p>
          </table:table-cell>
          <table:table-cell table:style-name="ce3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3" office:value-type="float" office:value="0.188235294117647" calcext:value-type="float">
            <text:p>0.188235294117647</text:p>
          </table:table-cell>
          <table:table-cell table:style-name="ce3" office:value-type="float" office:value="362.294117647059" calcext:value-type="float">
            <text:p>362.294117647059</text:p>
          </table:table-cell>
          <table:table-cell table:style-name="ce3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34.588235294118" calcext:value-type="float">
            <text:p>334.588235294118</text:p>
          </table:table-cell>
          <table:table-cell table:style-name="ce3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3" office:value-type="float" office:value="0.288235294117647" calcext:value-type="float">
            <text:p>0.288235294117647</text:p>
          </table:table-cell>
          <table:table-cell table:style-name="ce3" office:value-type="float" office:value="388.117647058824" calcext:value-type="float">
            <text:p>388.117647058824</text:p>
          </table:table-cell>
          <table:table-cell table:style-name="ce3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66.352941176471" calcext:value-type="float">
            <text:p>366.352941176471</text:p>
          </table:table-cell>
          <table:table-cell table:style-name="ce3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73.058823529412" calcext:value-type="float">
            <text:p>373.058823529412</text:p>
          </table:table-cell>
          <table:table-cell table:style-name="ce3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392.294117647059" calcext:value-type="float">
            <text:p>392.294117647059</text:p>
          </table:table-cell>
          <table:table-cell table:style-name="ce3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3" office:value-type="float" office:value="0.235294117647059" calcext:value-type="float">
            <text:p>0.235294117647059</text:p>
          </table:table-cell>
          <table:table-cell table:style-name="ce3" office:value-type="float" office:value="423.294117647059" calcext:value-type="float">
            <text:p>423.294117647059</text:p>
          </table:table-cell>
          <table:table-cell table:style-name="ce3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3" office:value-type="float" office:value="0.258823529411765" calcext:value-type="float">
            <text:p>0.258823529411765</text:p>
          </table:table-cell>
          <table:table-cell table:style-name="ce3" office:value-type="float" office:value="321.647058823529" calcext:value-type="float">
            <text:p>321.647058823529</text:p>
          </table:table-cell>
          <table:table-cell table:style-name="ce3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3" office:value-type="float" office:value="0.217647058823529" calcext:value-type="float">
            <text:p>0.217647058823529</text:p>
          </table:table-cell>
          <table:table-cell table:style-name="ce3" office:value-type="float" office:value="376.941176470588" calcext:value-type="float">
            <text:p>376.941176470588</text:p>
          </table:table-cell>
          <table:table-cell table:style-name="ce3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3" office:value-type="float" office:value="0.247058823529412" calcext:value-type="float">
            <text:p>0.247058823529412</text:p>
          </table:table-cell>
          <table:table-cell table:style-name="ce3" office:value-type="float" office:value="305.941176470588" calcext:value-type="float">
            <text:p>305.941176470588</text:p>
          </table:table-cell>
          <table:table-cell table:style-name="ce3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3" office:value-type="float" office:value="0.170588235294118" calcext:value-type="float">
            <text:p>0.170588235294118</text:p>
          </table:table-cell>
          <table:table-cell table:style-name="ce3" office:value-type="float" office:value="379.764705882353" calcext:value-type="float">
            <text:p>379.764705882353</text:p>
          </table:table-cell>
          <table:table-cell table:style-name="ce3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3" office:value-type="float" office:value="0.164705882352941" calcext:value-type="float">
            <text:p>0.164705882352941</text:p>
          </table:table-cell>
          <table:table-cell table:style-name="ce3" office:value-type="float" office:value="377.705882352941" calcext:value-type="float">
            <text:p>377.705882352941</text:p>
          </table:table-cell>
          <table:table-cell table:style-name="ce3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raffic</text:p>
          </table:table-cell>
          <table:table-cell table:style-name="ce2"/>
          <table:table-cell table:style-name="ce2" office:value-type="string" calcext:value-type="string">
            <text:p>NonCom</text:p>
          </table:table-cell>
          <table:table-cell table:style-name="ce2"/>
          <table:table-cell/>
          <table:table-cell table:style-name="ce2" office:value-type="string" calcext:value-type="string">
            <text:p>BB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table:style-name="ce2" office:value-type="string" calcext:value-type="string">
            <text:p>AE PUSH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table:style-name="ce2" office:value-type="string" calcext:value-type="string">
            <text:p>AE PULL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table:style-name="ce2" office:value-type="string" calcext:value-type="string">
            <text:p>AE 1-PUSH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table:style-name="ce2" office:value-type="string" calcext:value-type="string">
            <text:p>AE 1-PULL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3" office:value-type="string" calcext:value-type="string">
            <text:p><text:span text:style-name="T4">Rumor5</text:span> Residue</text:p>
          </table:table-cell>
          <table:table-cell table:style-name="ce2" office:value-type="string" calcext:value-type="string">
            <text:p>RS (k=5)</text:p>
          </table:table-cell>
          <table:table-cell table:style-name="ce3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ce2" office:value-type="string" calcext:value-type="string">
            <text:p>RS (k=10)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2" table:formula="of:=AVERAGE([.D2:.D2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:.G21])" office:value-type="float" office:value="17.3529411764706" calcext:value-type="float">
            <text:p>17.35</text:p>
          </table:table-cell>
          <table:table-cell table:style-name="ce12" table:number-columns-repeated="2"/>
          <table:table-cell table:style-name="ce12" table:formula="of:=AVERAGE([.J2:.J21])" office:value-type="float" office:value="295.15" calcext:value-type="float">
            <text:p>295.15</text:p>
          </table:table-cell>
          <table:table-cell table:style-name="ce12" table:number-columns-repeated="2"/>
          <table:table-cell table:style-name="ce12" table:formula="of:=AVERAGE([.M2:.M21])" office:value-type="float" office:value="6873.96764705882" calcext:value-type="float">
            <text:p>6873.97</text:p>
          </table:table-cell>
          <table:table-cell table:style-name="ce12" table:number-columns-repeated="2"/>
          <table:table-cell table:style-name="ce12" table:formula="of:=AVERAGE([.P2:.P21])" office:value-type="float" office:value="6970.15882352941" calcext:value-type="float">
            <text:p>6970.16</text:p>
          </table:table-cell>
          <table:table-cell table:style-name="ce12" table:number-columns-repeated="2"/>
          <table:table-cell table:style-name="ce12" table:formula="of:=AVERAGE([.S2:.S21])" office:value-type="float" office:value="5187.09705882353" calcext:value-type="float">
            <text:p>5187.10</text:p>
          </table:table-cell>
          <table:table-cell table:style-name="ce12" table:number-columns-repeated="2"/>
          <table:table-cell table:style-name="ce12" table:formula="of:=AVERAGE([.V2:.V21])" office:value-type="float" office:value="5260.24117647059" calcext:value-type="float">
            <text:p>5260.24</text:p>
          </table:table-cell>
          <table:table-cell table:style-name="ce12" table:number-columns-repeated="2"/>
          <table:table-cell table:style-name="ce12" table:formula="of:=AVERAGE([.Y2:.Y21])" office:value-type="float" office:value="1333.71176470588" calcext:value-type="float">
            <text:p>1333.71</text:p>
          </table:table-cell>
          <table:table-cell table:style-name="ce12" table:number-columns-repeated="2"/>
          <table:table-cell table:style-name="ce12" table:formula="of:=AVERAGE([.AB2:.AB21])" office:value-type="float" office:value="2622.65294117647" calcext:value-type="float">
            <text:p>2622.6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12" table:formula="of:=AVERAGE([.D22:.D4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2:.G41])" office:value-type="float" office:value="8.8764705882353" calcext:value-type="float">
            <text:p>8.88</text:p>
          </table:table-cell>
          <table:table-cell table:style-name="ce12" table:number-columns-repeated="2"/>
          <table:table-cell table:style-name="ce12" table:formula="of:=AVERAGE([.J22:.J41])" office:value-type="float" office:value="148.3" calcext:value-type="float">
            <text:p>148.30</text:p>
          </table:table-cell>
          <table:table-cell table:style-name="ce12" table:number-columns-repeated="2"/>
          <table:table-cell table:style-name="ce12" table:formula="of:=AVERAGE([.M22:.M41])" office:value-type="float" office:value="8099.13823529412" calcext:value-type="float">
            <text:p>8099.14</text:p>
          </table:table-cell>
          <table:table-cell table:style-name="ce12" table:number-columns-repeated="2"/>
          <table:table-cell table:style-name="ce12" table:formula="of:=AVERAGE([.P22:.P41])" office:value-type="float" office:value="8101.26764705882" calcext:value-type="float">
            <text:p>8101.27</text:p>
          </table:table-cell>
          <table:table-cell table:style-name="ce12" table:number-columns-repeated="2"/>
          <table:table-cell table:style-name="ce12" table:formula="of:=AVERAGE([.S22:.S41])" office:value-type="float" office:value="6115.58529411765" calcext:value-type="float">
            <text:p>6115.59</text:p>
          </table:table-cell>
          <table:table-cell table:style-name="ce12" table:number-columns-repeated="2"/>
          <table:table-cell table:style-name="ce12" table:formula="of:=AVERAGE([.V22:.V41])" office:value-type="float" office:value="6130.66470588236" calcext:value-type="float">
            <text:p>6130.66</text:p>
          </table:table-cell>
          <table:table-cell table:style-name="ce12" table:number-columns-repeated="2"/>
          <table:table-cell table:style-name="ce12" table:formula="of:=AVERAGE([.Y22:.Y41])" office:value-type="float" office:value="982.626470588236" calcext:value-type="float">
            <text:p>982.63</text:p>
          </table:table-cell>
          <table:table-cell table:style-name="ce12" table:number-columns-repeated="2"/>
          <table:table-cell table:style-name="ce12" table:formula="of:=AVERAGE([.AB22:.AB41])" office:value-type="float" office:value="1843.11470588235" calcext:value-type="float">
            <text:p>1843.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2" table:formula="of:=AVERAGE([.D42:.D6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42:.G61])" office:value-type="float" office:value="3.57058823529412" calcext:value-type="float">
            <text:p>3.57</text:p>
          </table:table-cell>
          <table:table-cell table:style-name="ce12" table:number-columns-repeated="2"/>
          <table:table-cell table:style-name="ce12" table:formula="of:=AVERAGE([.J42:.J61])" office:value-type="float" office:value="63.45" calcext:value-type="float">
            <text:p>63.45</text:p>
          </table:table-cell>
          <table:table-cell table:style-name="ce12" table:number-columns-repeated="2"/>
          <table:table-cell table:style-name="ce12" table:formula="of:=AVERAGE([.M42:.M61])" office:value-type="float" office:value="9072.8205882353" calcext:value-type="float">
            <text:p>9072.82</text:p>
          </table:table-cell>
          <table:table-cell table:style-name="ce12" table:number-columns-repeated="2"/>
          <table:table-cell table:style-name="ce12" table:formula="of:=AVERAGE([.P42:.P61])" office:value-type="float" office:value="9188.91176470589" calcext:value-type="float">
            <text:p>9188.91</text:p>
          </table:table-cell>
          <table:table-cell table:style-name="ce12" table:number-columns-repeated="2"/>
          <table:table-cell table:style-name="ce12" table:formula="of:=AVERAGE([.S42:.S61])" office:value-type="float" office:value="6888.88235294118" calcext:value-type="float">
            <text:p>6888.88</text:p>
          </table:table-cell>
          <table:table-cell table:style-name="ce12" table:number-columns-repeated="2"/>
          <table:table-cell table:style-name="ce12" table:formula="of:=AVERAGE([.V42:.V61])" office:value-type="float" office:value="6944.49117647059" calcext:value-type="float">
            <text:p>6944.49</text:p>
          </table:table-cell>
          <table:table-cell table:style-name="ce12" table:number-columns-repeated="2"/>
          <table:table-cell table:style-name="ce12" table:formula="of:=AVERAGE([.Y42:.Y61])" office:value-type="float" office:value="596.497058823529" calcext:value-type="float">
            <text:p>596.50</text:p>
          </table:table-cell>
          <table:table-cell table:style-name="ce12" table:number-columns-repeated="2"/>
          <table:table-cell table:style-name="ce12" table:formula="of:=AVERAGE([.AB42:.AB61])" office:value-type="float" office:value="1052.80882352941" calcext:value-type="float">
            <text:p>1052.8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2" table:formula="of:=AVERAGE([.D62:.D8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62:.G81])" office:value-type="float" office:value="1.84117647058824" calcext:value-type="float">
            <text:p>1.84</text:p>
          </table:table-cell>
          <table:table-cell table:style-name="ce12" table:number-columns-repeated="2"/>
          <table:table-cell table:style-name="ce12" table:formula="of:=AVERAGE([.J62:.J81])" office:value-type="float" office:value="32.85" calcext:value-type="float">
            <text:p>32.85</text:p>
          </table:table-cell>
          <table:table-cell table:style-name="ce12" table:number-columns-repeated="2"/>
          <table:table-cell table:style-name="ce12" table:formula="of:=AVERAGE([.M62:.M81])" office:value-type="float" office:value="9461.4" calcext:value-type="float">
            <text:p>9461.40</text:p>
          </table:table-cell>
          <table:table-cell table:style-name="ce12" table:number-columns-repeated="2"/>
          <table:table-cell table:style-name="ce12" table:formula="of:=AVERAGE([.P62:.P81])" office:value-type="float" office:value="9524.39705882353" calcext:value-type="float">
            <text:p>9524.40</text:p>
          </table:table-cell>
          <table:table-cell table:style-name="ce12" table:number-columns-repeated="2"/>
          <table:table-cell table:style-name="ce12" table:formula="of:=AVERAGE([.S62:.S81])" office:value-type="float" office:value="7095.95" calcext:value-type="float">
            <text:p>7095.95</text:p>
          </table:table-cell>
          <table:table-cell table:style-name="ce12" table:number-columns-repeated="2"/>
          <table:table-cell table:style-name="ce12" table:formula="of:=AVERAGE([.V62:.V81])" office:value-type="float" office:value="7122.4" calcext:value-type="float">
            <text:p>7122.40</text:p>
          </table:table-cell>
          <table:table-cell table:style-name="ce12" table:number-columns-repeated="2"/>
          <table:table-cell table:style-name="ce12" table:formula="of:=AVERAGE([.Y62:.Y81])" office:value-type="float" office:value="375.035294117647" calcext:value-type="float">
            <text:p>375.04</text:p>
          </table:table-cell>
          <table:table-cell table:style-name="ce12" table:number-columns-repeated="2"/>
          <table:table-cell table:style-name="ce12" table:formula="of:=AVERAGE([.AB62:.AB81])" office:value-type="float" office:value="653.020588235294" calcext:value-type="float">
            <text:p>653.02</text:p>
          </table:table-cell>
          <table:table-cell table:number-columns-repeated="99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1.058cm" svg:height="12.351cm" svg:x="0cm" svg:y="42.605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 t_avg.AC86:t_avg.AC86 t_avg.AC87:t_avg.AC90 t_avg.B87:t_avg.B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10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7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8" table:visibility="collapse" table:number-columns-repeated="2" table:default-cell-style-name="ce3"/>
        <table:table-column table:style-name="co8" table:number-columns-repeated="996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2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3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table:style-name="Default"/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table:style-name="Default"/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table:style-name="Default"/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table:style-name="Default"/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table:style-name="Default"/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table:style-name="Default"/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Default"/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lay</text:p>
          </table:table-cell>
          <table:table-cell table:style-name="ce2" table:number-columns-repeated="2"/>
          <table:table-cell table:style-name="ce2" office:value-type="string" calcext:value-type="string">
            <text:p>NonCom</text:p>
          </table:table-cell>
          <table:table-cell table:number-columns-repeated="2"/>
          <table:table-cell table:style-name="ce2" office:value-type="string" calcext:value-type="string">
            <text:p>BB</text:p>
          </table:table-cell>
          <table:table-cell table:number-columns-repeated="2"/>
          <table:table-cell table:style-name="ce2" office:value-type="string" calcext:value-type="string">
            <text:p>DM</text:p>
          </table:table-cell>
          <table:table-cell table:number-columns-repeated="2"/>
          <table:table-cell table:style-name="ce2" office:value-type="string" calcext:value-type="string">
            <text:p>Aen PUSH</text:p>
          </table:table-cell>
          <table:table-cell table:number-columns-repeated="2"/>
          <table:table-cell table:style-name="ce2" office:value-type="string" calcext:value-type="string">
            <text:p>Aen PULL</text:p>
          </table:table-cell>
          <table:table-cell table:number-columns-repeated="2"/>
          <table:table-cell table:style-name="ce2" office:value-type="string" calcext:value-type="string">
            <text:p>AE1 PUSH</text:p>
          </table:table-cell>
          <table:table-cell table:number-columns-repeated="2"/>
          <table:table-cell table:style-name="ce2" office:value-type="string" calcext:value-type="string">
            <text:p>AE1 PULL</text:p>
          </table:table-cell>
          <table:table-cell table:number-columns-repeated="2"/>
          <table:table-cell table:style-name="ce2" office:value-type="string" calcext:value-type="string">
            <text:p>RS (k=5)</text:p>
          </table:table-cell>
          <table:table-cell table:number-columns-repeated="2"/>
          <table:table-cell table:style-name="ce2" office:value-type="string" calcext:value-type="string">
            <text:p>RS (k=10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table:formula="of:=AVERAGE([.E2:.E21])" office:value-type="float" office:value="19.7694866113975" calcext:value-type="float">
            <text:p>19.77</text:p>
          </table:table-cell>
          <table:table-cell table:style-name="ce12" table:number-columns-repeated="2"/>
          <table:table-cell table:style-name="ce12" table:formula="of:=AVERAGE([.H2:.H21])" office:value-type="float" office:value="4.92076860663146" calcext:value-type="float">
            <text:p>4.92</text:p>
          </table:table-cell>
          <table:table-cell table:style-name="ce12" table:number-columns-repeated="2"/>
          <table:table-cell table:style-name="ce12" table:formula="of:=AVERAGE([.K2:.K21])" office:value-type="float" office:value="4.98270571838882" calcext:value-type="float">
            <text:p>4.98</text:p>
          </table:table-cell>
          <table:table-cell table:style-name="ce12" table:number-columns-repeated="2"/>
          <table:table-cell table:style-name="ce12" table:formula="of:=AVERAGE([.N2:.N21])" office:value-type="float" office:value="16.3876522934105" calcext:value-type="float">
            <text:p>16.39</text:p>
          </table:table-cell>
          <table:table-cell table:style-name="ce12" table:number-columns-repeated="2"/>
          <table:table-cell table:style-name="ce12" table:formula="of:=AVERAGE([.Q2:.Q21])" office:value-type="float" office:value="16.9616880378148" calcext:value-type="float">
            <text:p>16.96</text:p>
          </table:table-cell>
          <table:table-cell table:style-name="ce12" table:number-columns-repeated="2"/>
          <table:table-cell table:style-name="ce12" table:formula="of:=AVERAGE([.T2:.T21])" office:value-type="float" office:value="17.1934404597661" calcext:value-type="float">
            <text:p>17.19</text:p>
          </table:table-cell>
          <table:table-cell table:style-name="ce12" table:number-columns-repeated="2"/>
          <table:table-cell table:style-name="ce12" table:formula="of:=AVERAGE([.W2:.W21])" office:value-type="float" office:value="17.5572236984963" calcext:value-type="float">
            <text:p>17.56</text:p>
          </table:table-cell>
          <table:table-cell table:style-name="ce12" table:number-columns-repeated="2"/>
          <table:table-cell table:style-name="ce12" table:formula="of:=AVERAGE([.Z2:.Z21])" office:value-type="float" office:value="19.7935466647825" calcext:value-type="float">
            <text:p>19.79</text:p>
          </table:table-cell>
          <table:table-cell table:style-name="ce12" table:number-columns-repeated="2"/>
          <table:table-cell table:style-name="ce12" table:formula="of:=AVERAGE([.AC2:.AC21])" office:value-type="float" office:value="18.544393096028" calcext:value-type="float">
            <text:p>18.5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" table:formula="of:=AVERAGE([.E22:.E41])" office:value-type="float" office:value="39.7909684165179" calcext:value-type="float">
            <text:p>39.79</text:p>
          </table:table-cell>
          <table:table-cell table:style-name="ce12" table:number-columns-repeated="2"/>
          <table:table-cell table:style-name="ce12" table:formula="of:=AVERAGE([.H22:.H41])" office:value-type="float" office:value="6.60678572109987" calcext:value-type="float">
            <text:p>6.61</text:p>
          </table:table-cell>
          <table:table-cell table:style-name="ce12" table:number-columns-repeated="2"/>
          <table:table-cell table:style-name="ce12" table:formula="of:=AVERAGE([.K22:.K41])" office:value-type="float" office:value="6.78136032143928" calcext:value-type="float">
            <text:p>6.78</text:p>
          </table:table-cell>
          <table:table-cell table:style-name="ce12" table:number-columns-repeated="2"/>
          <table:table-cell table:style-name="ce12" table:formula="of:=AVERAGE([.N22:.N41])" office:value-type="float" office:value="24.2141196454144" calcext:value-type="float">
            <text:p>24.21</text:p>
          </table:table-cell>
          <table:table-cell table:style-name="ce12" table:number-columns-repeated="2"/>
          <table:table-cell table:style-name="ce12" table:formula="of:=AVERAGE([.Q22:.Q41])" office:value-type="float" office:value="26.2313349608616" calcext:value-type="float">
            <text:p>26.23</text:p>
          </table:table-cell>
          <table:table-cell table:style-name="ce12" table:number-columns-repeated="2"/>
          <table:table-cell table:style-name="ce12" table:formula="of:=AVERAGE([.T22:.T41])" office:value-type="float" office:value="25.7882923656311" calcext:value-type="float">
            <text:p>25.79</text:p>
          </table:table-cell>
          <table:table-cell table:style-name="ce12" table:number-columns-repeated="2"/>
          <table:table-cell table:style-name="ce12" table:formula="of:=AVERAGE([.W22:.W41])" office:value-type="float" office:value="26.6390744293954" calcext:value-type="float">
            <text:p>26.64</text:p>
          </table:table-cell>
          <table:table-cell table:style-name="ce12" table:number-columns-repeated="2"/>
          <table:table-cell table:style-name="ce12" table:formula="of:=AVERAGE([.Z22:.Z41])" office:value-type="float" office:value="35.1905754044913" calcext:value-type="float">
            <text:p>35.19</text:p>
          </table:table-cell>
          <table:table-cell table:style-name="ce12" table:number-columns-repeated="2"/>
          <table:table-cell table:style-name="ce12" table:formula="of:=AVERAGE([.AC22:.AC41])" office:value-type="float" office:value="31.8351528774806" calcext:value-type="float">
            <text:p>31.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" table:formula="of:=AVERAGE([.E42:.E61])" office:value-type="float" office:value="92.4188316906979" calcext:value-type="float">
            <text:p>92.42</text:p>
          </table:table-cell>
          <table:table-cell table:style-name="ce12" table:number-columns-repeated="2"/>
          <table:table-cell table:style-name="ce12" table:formula="of:=AVERAGE([.H42:.H61])" office:value-type="float" office:value="7.30001383105051" calcext:value-type="float">
            <text:p>7.30</text:p>
          </table:table-cell>
          <table:table-cell table:style-name="ce12" table:number-columns-repeated="2"/>
          <table:table-cell table:style-name="ce12" table:formula="of:=AVERAGE([.K42:.K61])" office:value-type="float" office:value="7.37447586045075" calcext:value-type="float">
            <text:p>7.37</text:p>
          </table:table-cell>
          <table:table-cell table:style-name="ce12" table:number-columns-repeated="2"/>
          <table:table-cell table:style-name="ce12" table:formula="of:=AVERAGE([.N42:.N61])" office:value-type="float" office:value="38.077903902129" calcext:value-type="float">
            <text:p>38.08</text:p>
          </table:table-cell>
          <table:table-cell table:style-name="ce12" table:number-columns-repeated="2"/>
          <table:table-cell table:style-name="ce12" table:formula="of:=AVERAGE([.Q42:.Q61])" office:value-type="float" office:value="41.8429114392146" calcext:value-type="float">
            <text:p>41.84</text:p>
          </table:table-cell>
          <table:table-cell table:style-name="ce12" table:number-columns-repeated="2"/>
          <table:table-cell table:style-name="ce12" table:formula="of:=AVERAGE([.T42:.T61])" office:value-type="float" office:value="39.8387052864535" calcext:value-type="float">
            <text:p>39.84</text:p>
          </table:table-cell>
          <table:table-cell table:style-name="ce12" table:number-columns-repeated="2"/>
          <table:table-cell table:style-name="ce12" table:formula="of:=AVERAGE([.W42:.W61])" office:value-type="float" office:value="40.2792739412227" calcext:value-type="float">
            <text:p>40.28</text:p>
          </table:table-cell>
          <table:table-cell table:style-name="ce12" table:number-columns-repeated="2"/>
          <table:table-cell table:style-name="ce12" table:formula="of:=AVERAGE([.Z42:.Z61])" office:value-type="float" office:value="79.5023604913554" calcext:value-type="float">
            <text:p>79.50</text:p>
          </table:table-cell>
          <table:table-cell table:style-name="ce12" table:number-columns-repeated="2"/>
          <table:table-cell table:style-name="ce12" table:formula="of:=AVERAGE([.AC42:.AC61])" office:value-type="float" office:value="70.5495440247572" calcext:value-type="float">
            <text:p>70.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2" table:formula="of:=AVERAGE([.E62:.E81])" office:value-type="float" office:value="163.393430789839" calcext:value-type="float">
            <text:p>163.39</text:p>
          </table:table-cell>
          <table:table-cell table:style-name="ce12" table:number-columns-repeated="2"/>
          <table:table-cell table:style-name="ce12" table:formula="of:=AVERAGE([.H62:.H81])" office:value-type="float" office:value="8.32664874088956" calcext:value-type="float">
            <text:p>8.33</text:p>
          </table:table-cell>
          <table:table-cell table:style-name="ce12" table:number-columns-repeated="2"/>
          <table:table-cell table:style-name="ce12" table:formula="of:=AVERAGE([.K62:.K81])" office:value-type="float" office:value="9.73150093775205" calcext:value-type="float">
            <text:p>9.73</text:p>
          </table:table-cell>
          <table:table-cell table:style-name="ce12" table:number-columns-repeated="2"/>
          <table:table-cell table:style-name="ce12" table:formula="of:=AVERAGE([.N62:.N81])" office:value-type="float" office:value="43.3955108797348" calcext:value-type="float">
            <text:p>43.40</text:p>
          </table:table-cell>
          <table:table-cell table:style-name="ce12" table:number-columns-repeated="2"/>
          <table:table-cell table:style-name="ce12" table:formula="of:=AVERAGE([.Q62:.Q81])" office:value-type="float" office:value="43.5920222160945" calcext:value-type="float">
            <text:p>43.59</text:p>
          </table:table-cell>
          <table:table-cell table:style-name="ce12" table:number-columns-repeated="2"/>
          <table:table-cell table:style-name="ce12" table:formula="of:=AVERAGE([.T62:.T81])" office:value-type="float" office:value="46.9984968333074" calcext:value-type="float">
            <text:p>47.00</text:p>
          </table:table-cell>
          <table:table-cell table:style-name="ce12" table:number-columns-repeated="2"/>
          <table:table-cell table:style-name="ce12" table:formula="of:=AVERAGE([.W62:.W81])" office:value-type="float" office:value="48.7764709035399" calcext:value-type="float">
            <text:p>48.78</text:p>
          </table:table-cell>
          <table:table-cell table:style-name="ce12" table:number-columns-repeated="2"/>
          <table:table-cell table:style-name="ce12" table:formula="of:=AVERAGE([.Z62:.Z81])" office:value-type="float" office:value="146.93675118748" calcext:value-type="float">
            <text:p>146.94</text:p>
          </table:table-cell>
          <table:table-cell table:style-name="ce12" table:number-columns-repeated="2"/>
          <table:table-cell table:style-name="ce12" table:formula="of:=AVERAGE([.AC62:.AC81])" office:value-type="float" office:value="123.289380393478" calcext:value-type="float">
            <text:p>123.29</text:p>
          </table:table-cell>
          <table:table-cell table:number-columns-repeated="99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3:52:13.486919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9T17:34:52.677513792</dc:date>
    <meta:editing-duration>PT2H14M24S</meta:editing-duration>
    <meta:editing-cycles>24</meta:editing-cycles>
    <meta:document-statistic meta:table-count="4" meta:cell-count="96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73cm" svg:height="13.766cm" xlink:href=".." xlink:type="simple" chart:class="chart:scatter" chart:column-mapping="1 2 3 4 5 6 7 8 9" chart:style-name="ch1">
        <chart:title svg:x="11.194cm" svg:y="0.41cm" chart:style-name="ch2">
          <text:p>Residue</text:p>
        </chart:title>
        <chart:legend chart:legend-position="bottom" svg:x="2.376cm" svg:y="12.351cm" style:legend-expansion="custom" chartooo:width="21.277cm" chartooo:height="1.414cm" style:legend-expansion-aspect-ratio="15.0473833097595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 Residue.AA86:Residue.AA90" chart:data-source-has-labels="row" svg:x="1.5cm" svg:y="1.538cm" svg:width="22.484cm" svg:height="10.03cm">
          <chartooo:coordinate-region svg:x="2.412cm" svg:y="1.738cm" svg:width="21.292cm" svg:height="9.183cm"/>
          <chart:axis chart:dimension="x" chart:name="primary-x" chart:style-name="ch5">
            <chart:title svg:x="11.402cm" svg:y="11.84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7.219cm" chart:style-name="ch9">
              <text:p>Residue</text:p>
            </chart:title>
            <chart:grid chart:style-name="ch7" chart:class="major"/>
          </chart:axis>
          <chart:series chart:style-name="ch10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1" chart:values-cell-range-address="Residue.F87:Residue.F90" chart:label-cell-address="Residue.F86:Residue.F86" chart:class="chart:scatter">
            <chart:data-point chart:repeated="4"/>
          </chart:series>
          <chart:series chart:style-name="ch12" chart:values-cell-range-address="Residue.I87:Residue.I90" chart:label-cell-address="Residue.I86:Residue.I86" chart:class="chart:scatter">
            <chart:data-point chart:repeated="4"/>
          </chart:series>
          <chart:series chart:style-name="ch13" chart:values-cell-range-address="Residue.L87:Residue.L90" chart:label-cell-address="Residue.L86:Residue.L86" chart:class="chart:scatter">
            <chart:data-point chart:repeated="4"/>
          </chart:series>
          <chart:series chart:style-name="ch14" chart:values-cell-range-address="Residue.O87:Residue.O90" chart:label-cell-address="Residue.O86:Residue.O86" chart:class="chart:scatter">
            <chart:data-point chart:repeated="4"/>
          </chart:series>
          <chart:series chart:style-name="ch15" chart:values-cell-range-address="Residue.R87:Residue.R90" chart:label-cell-address="Residue.R86:Residue.R86" chart:class="chart:scatter">
            <chart:data-point chart:repeated="4"/>
          </chart:series>
          <chart:series chart:style-name="ch16" chart:values-cell-range-address="Residue.U87:Residue.U90" chart:label-cell-address="Residue.U86:Residue.U86" chart:class="chart:scatter">
            <chart:data-point chart:repeated="4"/>
          </chart:series>
          <chart:series chart:style-name="ch17" chart:values-cell-range-address="Residue.X87:Residue.X90" chart:label-cell-address="Residue.X86:Residue.X86" chart:class="chart:scatter">
            <chart:data-point chart:repeated="4"/>
          </chart:series>
          <chart:series chart:style-name="ch18" chart:values-cell-range-address="Residue.AA87:Residue.AA90" chart:label-cell-address="Residue.AA86:Residue.AA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Residue.C86:Residue.C86</svg:desc>
                </draw:g>
              </table:table-cell>
              <table:table-cell office:value-type="string">
                <text:p>BB</text:p>
                <draw:g>
                  <svg:desc>Residue.F86:Residue.F86</svg:desc>
                </draw:g>
              </table:table-cell>
              <table:table-cell office:value-type="string">
                <text:p>DM</text:p>
                <draw:g>
                  <svg:desc>Residue.I86:Residue.I86</svg:desc>
                </draw:g>
              </table:table-cell>
              <table:table-cell office:value-type="string">
                <text:p>AE PUSH</text:p>
                <draw:g>
                  <svg:desc>Residue.L86:Residue.L86</svg:desc>
                </draw:g>
              </table:table-cell>
              <table:table-cell office:value-type="string">
                <text:p>AE PULL</text:p>
                <draw:g>
                  <svg:desc>Residue.O86:Residue.O86</svg:desc>
                </draw:g>
              </table:table-cell>
              <table:table-cell office:value-type="string">
                <text:p>AE 1-PUSH</text:p>
                <draw:g>
                  <svg:desc>Residue.R86:Residue.R86</svg:desc>
                </draw:g>
              </table:table-cell>
              <table:table-cell office:value-type="string">
                <text:p>AE 1-PULL</text:p>
                <draw:g>
                  <svg:desc>Residue.U86:Residue.U86</svg:desc>
                </draw:g>
              </table:table-cell>
              <table:table-cell office:value-type="string">
                <text:p>RS (k=5)</text:p>
                <draw:g>
                  <svg:desc>Residue.X86:Residue.X86</svg:desc>
                </draw:g>
              </table:table-cell>
              <table:table-cell office:value-type="string">
                <text:p>RS (k=10)</text:p>
                <draw:g>
                  <svg:desc>Residue.AA86:Residue.A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79123414071">
                <text:p>0.999279123414071</text:p>
                <draw:g>
                  <svg:desc>Residue.C87:Residue.C90</svg:desc>
                </draw:g>
              </table:table-cell>
              <table:table-cell office:value-type="float" office:value="0.341666666666667">
                <text:p>0.341666666666667</text:p>
                <draw:g>
                  <svg:desc>Residue.F87:Residue.F90</svg:desc>
                </draw:g>
              </table:table-cell>
              <table:table-cell office:value-type="float" office:value="0.344348327566321">
                <text:p>0.344348327566321</text:p>
                <draw:g>
                  <svg:desc>Residue.I87:Residue.I90</svg:desc>
                </draw:g>
              </table:table-cell>
              <table:table-cell office:value-type="float" office:value="0.693771626297578">
                <text:p>0.693771626297578</text:p>
                <draw:g>
                  <svg:desc>Residue.L87:Residue.L90</svg:desc>
                </draw:g>
              </table:table-cell>
              <table:table-cell office:value-type="float" office:value="0.672433679354095">
                <text:p>0.672433679354095</text:p>
                <draw:g>
                  <svg:desc>Residue.O87:Residue.O90</svg:desc>
                </draw:g>
              </table:table-cell>
              <table:table-cell office:value-type="float" office:value="0.707987312572088">
                <text:p>0.707987312572088</text:p>
                <draw:g>
                  <svg:desc>Residue.R87:Residue.R90</svg:desc>
                </draw:g>
              </table:table-cell>
              <table:table-cell office:value-type="float" office:value="0.681026528258362">
                <text:p>0.681026528258362</text:p>
                <draw:g>
                  <svg:desc>Residue.U87:Residue.U90</svg:desc>
                </draw:g>
              </table:table-cell>
              <table:table-cell office:value-type="float" office:value="0.879584775086505">
                <text:p>0.879584775086505</text:p>
                <draw:g>
                  <svg:desc>Residue.X87:Residue.X90</svg:desc>
                </draw:g>
              </table:table-cell>
              <table:table-cell office:value-type="float" office:value="0.774884659746251">
                <text:p>0.774884659746251</text:p>
                <draw:g>
                  <svg:desc>Residue.AA87:Residue.A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3823529411764">
                <text:p>0.993823529411764</text:p>
              </table:table-cell>
              <table:table-cell office:value-type="float" office:value="0.035">
                <text:p>0.035</text:p>
              </table:table-cell>
              <table:table-cell office:value-type="float" office:value="0.0368823529411765">
                <text:p>0.0368823529411765</text:p>
              </table:table-cell>
              <table:table-cell office:value-type="float" office:value="0.258">
                <text:p>0.258</text:p>
              </table:table-cell>
              <table:table-cell office:value-type="float" office:value="0.247647058823529">
                <text:p>0.247647058823529</text:p>
              </table:table-cell>
              <table:table-cell office:value-type="float" office:value="0.268588235294118">
                <text:p>0.268588235294118</text:p>
              </table:table-cell>
              <table:table-cell office:value-type="float" office:value="0.252764705882353">
                <text:p>0.252764705882353</text:p>
              </table:table-cell>
              <table:table-cell office:value-type="float" office:value="0.617352941176471">
                <text:p>0.617352941176471</text:p>
              </table:table-cell>
              <table:table-cell office:value-type="float" office:value="0.440294117647059">
                <text:p>0.440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2205882352941">
                <text:p>0.9222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294117647059">
                <text:p>0.0135294117647059</text:p>
              </table:table-cell>
              <table:table-cell office:value-type="float" office:value="0.0133823529411765">
                <text:p>0.0133823529411765</text:p>
              </table:table-cell>
              <table:table-cell office:value-type="float" office:value="0.0163235294117647">
                <text:p>0.0163235294117647</text:p>
              </table:table-cell>
              <table:table-cell office:value-type="float" office:value="0.0157352941176471">
                <text:p>0.0157352941176471</text:p>
              </table:table-cell>
              <table:table-cell office:value-type="float" office:value="0.383676470588235">
                <text:p>0.383676470588235</text:p>
              </table:table-cell>
              <table:table-cell office:value-type="float" office:value="0.235147058823529">
                <text:p>0.2351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8235294117647">
                <text:p>0.71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">
                <text:p>0</text:p>
              </table:table-cell>
              <table:table-cell office:value-type="float" office:value="0.221470588235294">
                <text:p>0.221470588235294</text:p>
              </table:table-cell>
              <table:table-cell office:value-type="float" office:value="0.122058823529412">
                <text:p>0.122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059cm" svg:height="12.352cm" xlink:href=".." xlink:type="simple" chart:class="chart:scatter" chart:style-name="ch1">
        <chart:title svg:x="8.991cm" svg:y="0.383cm" chart:style-name="ch2">
          <text:p>Average Delay</text:p>
        </chart:title>
        <chart:legend chart:legend-position="bottom" svg:x="2.163cm" svg:y="11.753cm" style:legend-expansion="wide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 t_avg.AC86:t_avg.AC90" chart:data-source-has-labels="row" svg:x="1.432cm" svg:y="1.409cm" svg:width="19.206cm" svg:height="8.932cm">
          <chartooo:coordinate-region svg:x="2.53cm" svg:y="1.608cm" svg:width="17.643cm" svg:height="8.086cm"/>
          <chart:axis chart:dimension="x" chart:name="primary-x" chart:style-name="ch5">
            <chart:title svg:x="9.615cm" svg:y="10.588cm" chart:style-name="ch6">
              <text:p>Disturbance cycles</text:p>
            </chart:title>
            <chart:grid chart:style-name="ch7" chart:class="major"/>
          </chart:axis>
          <chart:axis chart:dimension="y" chart:name="primary-y" chart:style-name="ch5">
            <chart:title svg:x="0.451cm" svg:y="7.771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series chart:style-name="ch17" chart:values-cell-range-address="t_avg.AC87:t_avg.AC90" chart:label-cell-address="t_avg.AC86:t_avg.AC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_avg.E86:t_avg.E86</svg:desc>
                </draw:g>
              </table:table-cell>
              <table:table-cell office:value-type="string">
                <text:p>BB</text:p>
                <draw:g>
                  <svg:desc>t_avg.H86:t_avg.H86</svg:desc>
                </draw:g>
              </table:table-cell>
              <table:table-cell office:value-type="string">
                <text:p>DM</text:p>
                <draw:g>
                  <svg:desc>t_avg.K86:t_avg.K86</svg:desc>
                </draw:g>
              </table:table-cell>
              <table:table-cell office:value-type="string">
                <text:p>Aen PUSH</text:p>
                <draw:g>
                  <svg:desc>t_avg.N86:t_avg.N86</svg:desc>
                </draw:g>
              </table:table-cell>
              <table:table-cell office:value-type="string">
                <text:p>Aen PULL</text:p>
                <draw:g>
                  <svg:desc>t_avg.Q86:t_avg.Q86</svg:desc>
                </draw:g>
              </table:table-cell>
              <table:table-cell office:value-type="string">
                <text:p>AE1 PUSH</text:p>
                <draw:g>
                  <svg:desc>t_avg.T86:t_avg.T86</svg:desc>
                </draw:g>
              </table:table-cell>
              <table:table-cell office:value-type="string">
                <text:p>AE1 PULL</text:p>
                <draw:g>
                  <svg:desc>t_avg.W86:t_avg.W86</svg:desc>
                </draw:g>
              </table:table-cell>
              <table:table-cell office:value-type="string">
                <text:p>RS (k=5)</text:p>
                <draw:g>
                  <svg:desc>t_avg.Z86:t_avg.Z86</svg:desc>
                </draw:g>
              </table:table-cell>
              <table:table-cell office:value-type="string">
                <text:p>RS (k=10)</text:p>
                <draw:g>
                  <svg:desc>t_avg.AC86:t_avg.A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7694866113975">
                <text:p>19.7694866113975</text:p>
                <draw:g>
                  <svg:desc>t_avg.E87:t_avg.E90</svg:desc>
                </draw:g>
              </table:table-cell>
              <table:table-cell office:value-type="float" office:value="4.92076860663146">
                <text:p>4.92076860663146</text:p>
                <draw:g>
                  <svg:desc>t_avg.H87:t_avg.H90</svg:desc>
                </draw:g>
              </table:table-cell>
              <table:table-cell office:value-type="float" office:value="4.98270571838882">
                <text:p>4.98270571838882</text:p>
                <draw:g>
                  <svg:desc>t_avg.K87:t_avg.K90</svg:desc>
                </draw:g>
              </table:table-cell>
              <table:table-cell office:value-type="float" office:value="16.3876522934105">
                <text:p>16.3876522934105</text:p>
                <draw:g>
                  <svg:desc>t_avg.N87:t_avg.N90</svg:desc>
                </draw:g>
              </table:table-cell>
              <table:table-cell office:value-type="float" office:value="16.9616880378148">
                <text:p>16.9616880378148</text:p>
                <draw:g>
                  <svg:desc>t_avg.Q87:t_avg.Q90</svg:desc>
                </draw:g>
              </table:table-cell>
              <table:table-cell office:value-type="float" office:value="17.1934404597661">
                <text:p>17.1934404597661</text:p>
                <draw:g>
                  <svg:desc>t_avg.T87:t_avg.T90</svg:desc>
                </draw:g>
              </table:table-cell>
              <table:table-cell office:value-type="float" office:value="17.5572236984963">
                <text:p>17.5572236984963</text:p>
                <draw:g>
                  <svg:desc>t_avg.W87:t_avg.W90</svg:desc>
                </draw:g>
              </table:table-cell>
              <table:table-cell office:value-type="float" office:value="19.7935466647825">
                <text:p>19.7935466647825</text:p>
                <draw:g>
                  <svg:desc>t_avg.Z87:t_avg.Z90</svg:desc>
                </draw:g>
              </table:table-cell>
              <table:table-cell office:value-type="float" office:value="18.544393096028">
                <text:p>18.544393096028</text:p>
                <draw:g>
                  <svg:desc>t_avg.AC87:t_avg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7909684165179">
                <text:p>39.7909684165179</text:p>
              </table:table-cell>
              <table:table-cell office:value-type="float" office:value="6.60678572109987">
                <text:p>6.60678572109987</text:p>
              </table:table-cell>
              <table:table-cell office:value-type="float" office:value="6.78136032143928">
                <text:p>6.78136032143928</text:p>
              </table:table-cell>
              <table:table-cell office:value-type="float" office:value="24.2141196454144">
                <text:p>24.2141196454144</text:p>
              </table:table-cell>
              <table:table-cell office:value-type="float" office:value="26.2313349608616">
                <text:p>26.2313349608616</text:p>
              </table:table-cell>
              <table:table-cell office:value-type="float" office:value="25.7882923656311">
                <text:p>25.7882923656311</text:p>
              </table:table-cell>
              <table:table-cell office:value-type="float" office:value="26.6390744293954">
                <text:p>26.6390744293954</text:p>
              </table:table-cell>
              <table:table-cell office:value-type="float" office:value="35.1905754044913">
                <text:p>35.1905754044913</text:p>
              </table:table-cell>
              <table:table-cell office:value-type="float" office:value="31.8351528774806">
                <text:p>31.835152877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4188316906979">
                <text:p>92.4188316906979</text:p>
              </table:table-cell>
              <table:table-cell office:value-type="float" office:value="7.30001383105051">
                <text:p>7.30001383105051</text:p>
              </table:table-cell>
              <table:table-cell office:value-type="float" office:value="7.37447586045075">
                <text:p>7.37447586045075</text:p>
              </table:table-cell>
              <table:table-cell office:value-type="float" office:value="38.077903902129">
                <text:p>38.077903902129</text:p>
              </table:table-cell>
              <table:table-cell office:value-type="float" office:value="41.8429114392146">
                <text:p>41.8429114392146</text:p>
              </table:table-cell>
              <table:table-cell office:value-type="float" office:value="39.8387052864535">
                <text:p>39.8387052864535</text:p>
              </table:table-cell>
              <table:table-cell office:value-type="float" office:value="40.2792739412227">
                <text:p>40.2792739412227</text:p>
              </table:table-cell>
              <table:table-cell office:value-type="float" office:value="79.5023604913554">
                <text:p>79.5023604913554</text:p>
              </table:table-cell>
              <table:table-cell office:value-type="float" office:value="70.5495440247572">
                <text:p>70.5495440247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3.393430789839">
                <text:p>163.393430789839</text:p>
              </table:table-cell>
              <table:table-cell office:value-type="float" office:value="8.32664874088956">
                <text:p>8.32664874088956</text:p>
              </table:table-cell>
              <table:table-cell office:value-type="float" office:value="9.73150093775205">
                <text:p>9.73150093775205</text:p>
              </table:table-cell>
              <table:table-cell office:value-type="float" office:value="43.3955108797348">
                <text:p>43.3955108797348</text:p>
              </table:table-cell>
              <table:table-cell office:value-type="float" office:value="43.5920222160945">
                <text:p>43.5920222160945</text:p>
              </table:table-cell>
              <table:table-cell office:value-type="float" office:value="46.9984968333074">
                <text:p>46.9984968333074</text:p>
              </table:table-cell>
              <table:table-cell office:value-type="float" office:value="48.7764709035399">
                <text:p>48.7764709035399</text:p>
              </table:table-cell>
              <table:table-cell office:value-type="float" office:value="146.93675118748">
                <text:p>146.93675118748</text:p>
              </table:table-cell>
              <table:table-cell office:value-type="float" office:value="123.289380393478">
                <text:p>123.289380393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73cm" svg:height="13.766cm" xlink:href=".." xlink:type="simple" chart:class="chart:scatter" chart:style-name="ch1">
        <chart:title svg:x="11.518cm" svg:y="0.411cm" chart:style-name="ch2">
          <text:p>Traffic</text:p>
        </chart:title>
        <chart:legend chart:legend-position="bottom" svg:x="3.896cm" svg:y="13.167cm" style:legend-expansion="wide" chart:style-name="ch3"/>
        <chart:plot-area chart:style-name="ch4" table:cell-range-address="Traffic.B87:Traffic.B90 Traffic.D86:Traffic.D90 Traffic.G86:Traffic.G90 Traffic.J86:Traffic.J90 Traffic.M86:Traffic.M90 Traffic.P86:Traffic.P90 Traffic.S86:Traffic.S90 Traffic.V86:Traffic.V90 Traffic.Y86:Traffic.Y90 Traffic.AB86:Traffic.AB90" chart:data-source-has-labels="row" svg:x="1.5cm" svg:y="1.465cm" svg:width="22.484cm" svg:height="10.262cm">
          <chartooo:coordinate-region svg:x="2.968cm" svg:y="1.664cm" svg:width="20.551cm" svg:height="9.416cm"/>
          <chart:axis chart:dimension="x" chart:name="primary-x" chart:style-name="ch5">
            <chart:title svg:x="11.402cm" svg:y="12.002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9.048cm" chart:style-name="ch9">
              <text:p>Traffic (in messages / transporter)</text:p>
            </chart:title>
            <chart:grid chart:style-name="ch7" chart:class="major"/>
          </chart:axis>
          <chart:series chart:style-name="ch10" chart:values-cell-range-address="Traffic.D87:Traffic.D90" chart:label-cell-address="Traffic.D86:Traffic.D86" chart:class="chart:scatter">
            <chart:domain table:cell-range-address="Traffic.B87:Traffic.B90"/>
            <chart:data-point chart:repeated="4"/>
          </chart:series>
          <chart:series chart:style-name="ch11" chart:values-cell-range-address="Traffic.G87:Traffic.G90" chart:label-cell-address="Traffic.G86:Traffic.G86" chart:class="chart:scatter">
            <chart:data-point chart:repeated="4"/>
          </chart:series>
          <chart:series chart:style-name="ch12" chart:values-cell-range-address="Traffic.J87:Traffic.J90" chart:label-cell-address="Traffic.J86:Traffic.J86" chart:class="chart:scatter">
            <chart:data-point chart:repeated="4"/>
          </chart:series>
          <chart:series chart:style-name="ch13" chart:values-cell-range-address="Traffic.M87:Traffic.M90" chart:label-cell-address="Traffic.M86:Traffic.M86" chart:class="chart:scatter">
            <chart:data-point chart:repeated="4"/>
          </chart:series>
          <chart:series chart:style-name="ch14" chart:values-cell-range-address="Traffic.P87:Traffic.P90" chart:label-cell-address="Traffic.P86:Traffic.P86" chart:class="chart:scatter">
            <chart:data-point chart:repeated="4"/>
          </chart:series>
          <chart:series chart:style-name="ch15" chart:values-cell-range-address="Traffic.S87:Traffic.S90" chart:label-cell-address="Traffic.S86:Traffic.S86" chart:class="chart:scatter">
            <chart:data-point chart:repeated="4"/>
          </chart:series>
          <chart:series chart:style-name="ch16" chart:values-cell-range-address="Traffic.V87:Traffic.V90" chart:label-cell-address="Traffic.V86:Traffic.V86" chart:class="chart:scatter">
            <chart:data-point chart:repeated="4"/>
          </chart:series>
          <chart:series chart:style-name="ch17" chart:values-cell-range-address="Traffic.Y87:Traffic.Y90" chart:label-cell-address="Traffic.Y86:Traffic.Y86" chart:class="chart:scatter">
            <chart:data-point chart:repeated="4"/>
          </chart:series>
          <chart:series chart:style-name="ch18" chart:values-cell-range-address="Traffic.AB87:Traffic.AB90" chart:label-cell-address="Traffic.AB86:Traffic.AB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raffic.D86:Traffic.D86</svg:desc>
                </draw:g>
              </table:table-cell>
              <table:table-cell office:value-type="string">
                <text:p>BB</text:p>
                <draw:g>
                  <svg:desc>Traffic.G86:Traffic.G86</svg:desc>
                </draw:g>
              </table:table-cell>
              <table:table-cell office:value-type="string">
                <text:p>DM</text:p>
                <draw:g>
                  <svg:desc>Traffic.J86:Traffic.J86</svg:desc>
                </draw:g>
              </table:table-cell>
              <table:table-cell office:value-type="string">
                <text:p>AE PUSH</text:p>
                <draw:g>
                  <svg:desc>Traffic.M86:Traffic.M86</svg:desc>
                </draw:g>
              </table:table-cell>
              <table:table-cell office:value-type="string">
                <text:p>AE PULL</text:p>
                <draw:g>
                  <svg:desc>Traffic.P86:Traffic.P86</svg:desc>
                </draw:g>
              </table:table-cell>
              <table:table-cell office:value-type="string">
                <text:p>AE 1-PUSH</text:p>
                <draw:g>
                  <svg:desc>Traffic.S86:Traffic.S86</svg:desc>
                </draw:g>
              </table:table-cell>
              <table:table-cell office:value-type="string">
                <text:p>AE 1-PULL</text:p>
                <draw:g>
                  <svg:desc>Traffic.V86:Traffic.V86</svg:desc>
                </draw:g>
              </table:table-cell>
              <table:table-cell office:value-type="string">
                <text:p>RS (k=5)</text:p>
                <draw:g>
                  <svg:desc>Traffic.Y86:Traffic.Y86</svg:desc>
                </draw:g>
              </table:table-cell>
              <table:table-cell office:value-type="string">
                <text:p>RS (k=10)</text:p>
                <draw:g>
                  <svg:desc>Traffic.AB86:Traffic.AB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raffic.B87:Traffic.B90</svg:desc>
                </draw:g>
              </table:table-cell>
              <table:table-cell office:value-type="float" office:value="0">
                <text:p>0</text:p>
                <draw:g>
                  <svg:desc>Traffic.D87:Traffic.D90</svg:desc>
                </draw:g>
              </table:table-cell>
              <table:table-cell office:value-type="float" office:value="17.3529411764706">
                <text:p>17.3529411764706</text:p>
                <draw:g>
                  <svg:desc>Traffic.G87:Traffic.G90</svg:desc>
                </draw:g>
              </table:table-cell>
              <table:table-cell office:value-type="float" office:value="295.15">
                <text:p>295.15</text:p>
                <draw:g>
                  <svg:desc>Traffic.J87:Traffic.J90</svg:desc>
                </draw:g>
              </table:table-cell>
              <table:table-cell office:value-type="float" office:value="6873.96764705882">
                <text:p>6873.96764705882</text:p>
                <draw:g>
                  <svg:desc>Traffic.M87:Traffic.M90</svg:desc>
                </draw:g>
              </table:table-cell>
              <table:table-cell office:value-type="float" office:value="6970.15882352941">
                <text:p>6970.15882352941</text:p>
                <draw:g>
                  <svg:desc>Traffic.P87:Traffic.P90</svg:desc>
                </draw:g>
              </table:table-cell>
              <table:table-cell office:value-type="float" office:value="5187.09705882353">
                <text:p>5187.09705882353</text:p>
                <draw:g>
                  <svg:desc>Traffic.S87:Traffic.S90</svg:desc>
                </draw:g>
              </table:table-cell>
              <table:table-cell office:value-type="float" office:value="5260.24117647059">
                <text:p>5260.24117647059</text:p>
                <draw:g>
                  <svg:desc>Traffic.V87:Traffic.V90</svg:desc>
                </draw:g>
              </table:table-cell>
              <table:table-cell office:value-type="float" office:value="1333.71176470588">
                <text:p>1333.71176470588</text:p>
                <draw:g>
                  <svg:desc>Traffic.Y87:Traffic.Y90</svg:desc>
                </draw:g>
              </table:table-cell>
              <table:table-cell office:value-type="float" office:value="2622.65294117647">
                <text:p>2622.65294117647</text:p>
                <draw:g>
                  <svg:desc>Traffic.AB87:Traffic.A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8764705882353">
                <text:p>8.8764705882353</text:p>
              </table:table-cell>
              <table:table-cell office:value-type="float" office:value="148.3">
                <text:p>148.3</text:p>
              </table:table-cell>
              <table:table-cell office:value-type="float" office:value="8099.13823529412">
                <text:p>8099.13823529412</text:p>
              </table:table-cell>
              <table:table-cell office:value-type="float" office:value="8101.26764705882">
                <text:p>8101.26764705882</text:p>
              </table:table-cell>
              <table:table-cell office:value-type="float" office:value="6115.58529411765">
                <text:p>6115.58529411765</text:p>
              </table:table-cell>
              <table:table-cell office:value-type="float" office:value="6130.66470588236">
                <text:p>6130.66470588236</text:p>
              </table:table-cell>
              <table:table-cell office:value-type="float" office:value="982.626470588236">
                <text:p>982.626470588236</text:p>
              </table:table-cell>
              <table:table-cell office:value-type="float" office:value="1843.11470588235">
                <text:p>1843.11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3.57058823529412">
                <text:p>3.57058823529412</text:p>
              </table:table-cell>
              <table:table-cell office:value-type="float" office:value="63.45">
                <text:p>63.45</text:p>
              </table:table-cell>
              <table:table-cell office:value-type="float" office:value="9072.8205882353">
                <text:p>9072.8205882353</text:p>
              </table:table-cell>
              <table:table-cell office:value-type="float" office:value="9188.91176470589">
                <text:p>9188.91176470589</text:p>
              </table:table-cell>
              <table:table-cell office:value-type="float" office:value="6888.88235294118">
                <text:p>6888.88235294118</text:p>
              </table:table-cell>
              <table:table-cell office:value-type="float" office:value="6944.49117647059">
                <text:p>6944.49117647059</text:p>
              </table:table-cell>
              <table:table-cell office:value-type="float" office:value="596.497058823529">
                <text:p>596.497058823529</text:p>
              </table:table-cell>
              <table:table-cell office:value-type="float" office:value="1052.80882352941">
                <text:p>1052.80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.84117647058824">
                <text:p>1.84117647058824</text:p>
              </table:table-cell>
              <table:table-cell office:value-type="float" office:value="32.85">
                <text:p>32.85</text:p>
              </table:table-cell>
              <table:table-cell office:value-type="float" office:value="9461.4">
                <text:p>9461.4</text:p>
              </table:table-cell>
              <table:table-cell office:value-type="float" office:value="9524.39705882353">
                <text:p>9524.39705882353</text:p>
              </table:table-cell>
              <table:table-cell office:value-type="float" office:value="7095.95">
                <text:p>7095.95</text:p>
              </table:table-cell>
              <table:table-cell office:value-type="float" office:value="7122.4">
                <text:p>7122.4</text:p>
              </table:table-cell>
              <table:table-cell office:value-type="float" office:value="375.035294117647">
                <text:p>375.035294117647</text:p>
              </table:table-cell>
              <table:table-cell office:value-type="float" office:value="653.020588235294">
                <text:p>653.020588235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